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0" style:family="table">
      <style:table-properties style:width="17cm" table:align="margins" style:may-break-between-rows="false" style:writing-mode="lr-tb"/>
    </style:style>
    <style:style style:name="t0.A" style:family="table-column">
      <style:table-column-properties style:column-width="4.249cm" style:rel-column-width="16383*"/>
    </style:style>
    <style:style style:name="t0.D" style:family="table-column">
      <style:table-column-properties style:column-width="4.251cm" style:rel-column-width="16386*"/>
    </style:style>
    <style:style style:name="t0.A1" style:family="table-cell">
      <style:table-cell-properties fo:padding="0.097cm" fo:border-left="none" fo:border-right="none" fo:border-top="none" fo:border-bottom="0.002cm solid #000000"/>
    </style:style>
    <style:style style:name="t0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0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0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0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0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0.4" style:family="table-row">
      <style:table-row-properties style:min-row-height="0.942cm"/>
    </style:style>
    <style:style style:name="t0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0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0.A11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0.B11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" style:family="table">
      <style:table-properties style:width="17cm" table:align="margins" style:may-break-between-rows="false" style:writing-mode="lr-tb"/>
    </style:style>
    <style:style style:name="t1.A" style:family="table-column">
      <style:table-column-properties style:column-width="4.249cm" style:rel-column-width="16383*"/>
    </style:style>
    <style:style style:name="t1.D" style:family="table-column">
      <style:table-column-properties style:column-width="4.251cm" style:rel-column-width="16386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1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1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1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.4" style:family="table-row">
      <style:table-row-properties style:min-row-height="0.942cm"/>
    </style:style>
    <style:style style:name="t1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" style:family="table">
      <style:table-properties style:width="17cm" table:align="margins" style:may-break-between-rows="false" style:writing-mode="lr-tb"/>
    </style:style>
    <style:style style:name="t2.A" style:family="table-column">
      <style:table-column-properties style:column-width="4.249cm" style:rel-column-width="16383*"/>
    </style:style>
    <style:style style:name="t2.D" style:family="table-column">
      <style:table-column-properties style:column-width="4.251cm" style:rel-column-width="16386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2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2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2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2.4" style:family="table-row">
      <style:table-row-properties style:min-row-height="0.942cm"/>
    </style:style>
    <style:style style:name="t2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.A11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.B11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3" style:family="table">
      <style:table-properties style:width="17cm" table:align="margins" style:may-break-between-rows="false" style:writing-mode="lr-tb"/>
    </style:style>
    <style:style style:name="t3.A" style:family="table-column">
      <style:table-column-properties style:column-width="4.249cm" style:rel-column-width="16383*"/>
    </style:style>
    <style:style style:name="t3.D" style:family="table-column">
      <style:table-column-properties style:column-width="4.251cm" style:rel-column-width="16386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3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3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3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3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3.4" style:family="table-row">
      <style:table-row-properties style:min-row-height="0.942cm"/>
    </style:style>
    <style:style style:name="t3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3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3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3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4" style:family="table">
      <style:table-properties style:width="17cm" table:align="margins" style:may-break-between-rows="false" style:writing-mode="lr-tb"/>
    </style:style>
    <style:style style:name="t4.A" style:family="table-column">
      <style:table-column-properties style:column-width="4.249cm" style:rel-column-width="16383*"/>
    </style:style>
    <style:style style:name="t4.D" style:family="table-column">
      <style:table-column-properties style:column-width="4.251cm" style:rel-column-width="16386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4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4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4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4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4.4" style:family="table-row">
      <style:table-row-properties style:min-row-height="0.942cm"/>
    </style:style>
    <style:style style:name="t4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4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4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4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5" style:family="table">
      <style:table-properties style:width="17cm" table:align="margins" style:may-break-between-rows="false" style:writing-mode="lr-tb"/>
    </style:style>
    <style:style style:name="t5.A" style:family="table-column">
      <style:table-column-properties style:column-width="4.249cm" style:rel-column-width="16383*"/>
    </style:style>
    <style:style style:name="t5.D" style:family="table-column">
      <style:table-column-properties style:column-width="4.251cm" style:rel-column-width="16386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5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5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5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5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5.4" style:family="table-row">
      <style:table-row-properties style:min-row-height="0.942cm"/>
    </style:style>
    <style:style style:name="t5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5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5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5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6" style:family="table">
      <style:table-properties style:width="17cm" table:align="margins" style:may-break-between-rows="false" style:writing-mode="lr-tb"/>
    </style:style>
    <style:style style:name="t6.A" style:family="table-column">
      <style:table-column-properties style:column-width="4.249cm" style:rel-column-width="16383*"/>
    </style:style>
    <style:style style:name="t6.D" style:family="table-column">
      <style:table-column-properties style:column-width="4.251cm" style:rel-column-width="16386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6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6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6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6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6.4" style:family="table-row">
      <style:table-row-properties style:min-row-height="0.942cm"/>
    </style:style>
    <style:style style:name="t6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6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6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6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7" style:family="table">
      <style:table-properties style:width="17cm" table:align="margins" style:may-break-between-rows="false" style:writing-mode="lr-tb"/>
    </style:style>
    <style:style style:name="t7.A" style:family="table-column">
      <style:table-column-properties style:column-width="4.249cm" style:rel-column-width="16383*"/>
    </style:style>
    <style:style style:name="t7.D" style:family="table-column">
      <style:table-column-properties style:column-width="4.251cm" style:rel-column-width="16386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7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7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7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7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7.4" style:family="table-row">
      <style:table-row-properties style:min-row-height="0.942cm"/>
    </style:style>
    <style:style style:name="t7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7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7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7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8" style:family="table">
      <style:table-properties style:width="17cm" table:align="margins" style:may-break-between-rows="false" style:writing-mode="lr-tb"/>
    </style:style>
    <style:style style:name="t8.A" style:family="table-column">
      <style:table-column-properties style:column-width="4.249cm" style:rel-column-width="16383*"/>
    </style:style>
    <style:style style:name="t8.D" style:family="table-column">
      <style:table-column-properties style:column-width="4.251cm" style:rel-column-width="16386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8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8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8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8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8.4" style:family="table-row">
      <style:table-row-properties style:min-row-height="0.942cm"/>
    </style:style>
    <style:style style:name="t8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8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8.A12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8.B12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4.249cm" style:rel-column-width="16383*"/>
    </style:style>
    <style:style style:name="t9.D" style:family="table-column">
      <style:table-column-properties style:column-width="4.251cm" style:rel-column-width="16386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C3" style:family="table-cell">
      <style:table-cell-properties fo:padding="0.097cm" fo:border-left="0.035cm solid #000000" fo:border-right="none" fo:border-top="none" fo:border-bottom="0.035cm solid #000000"/>
    </style:style>
    <style:style style:name="t9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9.A4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4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t9.11" style:family="table-row">
      <style:table-row-properties style:min-row-height="0.942cm"/>
    </style:style>
    <style:style style:name="t9.A11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11" style:family="table-cell" style:data-style-name="N0">
      <style:table-cell-properties fo:padding="0.097cm" fo:border-left="0.035cm solid #000000" fo:border-right="none" fo:border-top="none" fo:border-bottom="0.088cm solid #000000"/>
    </style:style>
    <style:style style:name="t9.C11" style:family="table-cell">
      <style:table-cell-properties fo:padding="0.097cm" fo:border-left="0.035cm solid #000000" fo:border-right="none" fo:border-top="none" fo:border-bottom="0.088cm solid #000000"/>
    </style:style>
    <style:style style:name="t10" style:family="table">
      <style:table-properties style:width="17cm" table:align="margins" style:may-break-between-rows="false" style:writing-mode="lr-tb"/>
    </style:style>
    <style:style style:name="t10.A" style:family="table-column">
      <style:table-column-properties style:column-width="4.249cm" style:rel-column-width="16383*"/>
    </style:style>
    <style:style style:name="t10.D" style:family="table-column">
      <style:table-column-properties style:column-width="4.251cm" style:rel-column-width="16386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C3" style:family="table-cell">
      <style:table-cell-properties fo:padding="0.097cm" fo:border-left="0.035cm solid #000000" fo:border-right="none" fo:border-top="none" fo:border-bottom="0.035cm solid #000000"/>
    </style:style>
    <style:style style:name="t10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0.A4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4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t10.11" style:family="table-row">
      <style:table-row-properties style:min-row-height="0.942cm"/>
    </style:style>
    <style:style style:name="t10.A11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11" style:family="table-cell" style:data-style-name="N0">
      <style:table-cell-properties fo:padding="0.097cm" fo:border-left="0.035cm solid #000000" fo:border-right="none" fo:border-top="none" fo:border-bottom="0.088cm solid #000000"/>
    </style:style>
    <style:style style:name="t10.C11" style:family="table-cell">
      <style:table-cell-properties fo:padding="0.097cm" fo:border-left="0.035cm solid #000000" fo:border-right="none" fo:border-top="none" fo:border-bottom="0.088cm solid #000000"/>
    </style:style>
    <style:style style:name="t10.D11" style:family="table-cell">
      <style:table-cell-properties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7cm" table:align="margins" style:may-break-between-rows="false" style:writing-mode="lr-tb"/>
    </style:style>
    <style:style style:name="t11.A" style:family="table-column">
      <style:table-column-properties style:column-width="4.249cm" style:rel-column-width="16383*"/>
    </style:style>
    <style:style style:name="t11.D" style:family="table-column">
      <style:table-column-properties style:column-width="4.251cm" style:rel-column-width="16386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1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1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1.C3" style:family="table-cell">
      <style:table-cell-properties fo:padding="0.097cm" fo:border-left="0.035cm solid #000000" fo:border-right="none" fo:border-top="none" fo:border-bottom="0.035cm solid #000000"/>
    </style:style>
    <style:style style:name="t11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1.A4" style:family="table-cell">
      <style:table-cell-properties fo:padding="0.097cm" fo:border-left="0.088cm solid #000000" fo:border-right="0.035cm solid #000000" fo:border-top="none" fo:border-bottom="0.035cm solid #000000"/>
    </style:style>
    <style:style style:name="t11.B4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t11.11" style:family="table-row">
      <style:table-row-properties style:min-row-height="0.942cm"/>
    </style:style>
    <style:style style:name="t11.A11" style:family="table-cell">
      <style:table-cell-properties fo:padding="0.097cm" fo:border-left="0.088cm solid #000000" fo:border-right="0.035cm solid #000000" fo:border-top="none" fo:border-bottom="0.088cm solid #000000"/>
    </style:style>
    <style:style style:name="t11.B11" style:family="table-cell" style:data-style-name="N0">
      <style:table-cell-properties fo:padding="0.097cm" fo:border-left="0.035cm solid #000000" fo:border-right="none" fo:border-top="none" fo:border-bottom="0.088cm solid #000000"/>
    </style:style>
    <style:style style:name="t11.C11" style:family="table-cell">
      <style:table-cell-properties fo:padding="0.097cm" fo:border-left="0.035cm solid #000000" fo:border-right="none" fo:border-top="none" fo:border-bottom="0.088cm solid #000000"/>
    </style:style>
    <style:style style:name="t11.D11" style:family="table-cell">
      <style:table-cell-properties fo:padding="0.097cm" fo:border-left="0.035cm solid #000000" fo:border-right="0.088cm solid #000000" fo:border-top="none" fo:border-bottom="0.088cm solid #000000"/>
    </style:style>
    <style:style style:name="t12" style:family="table">
      <style:table-properties style:width="17cm" table:align="margins" style:may-break-between-rows="false" style:writing-mode="lr-tb"/>
    </style:style>
    <style:style style:name="t12.A" style:family="table-column">
      <style:table-column-properties style:column-width="4.249cm" style:rel-column-width="16383*"/>
    </style:style>
    <style:style style:name="t12.D" style:family="table-column">
      <style:table-column-properties style:column-width="4.251cm" style:rel-column-width="16386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2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2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2.C3" style:family="table-cell">
      <style:table-cell-properties fo:padding="0.097cm" fo:border-left="0.035cm solid #000000" fo:border-right="none" fo:border-top="none" fo:border-bottom="0.035cm solid #000000"/>
    </style:style>
    <style:style style:name="t12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2.A4" style:family="table-cell">
      <style:table-cell-properties fo:padding="0.097cm" fo:border-left="0.088cm solid #000000" fo:border-right="0.035cm solid #000000" fo:border-top="none" fo:border-bottom="0.035cm solid #000000"/>
    </style:style>
    <style:style style:name="t12.B4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t12.11" style:family="table-row">
      <style:table-row-properties style:min-row-height="0.942cm"/>
    </style:style>
    <style:style style:name="t12.A11" style:family="table-cell">
      <style:table-cell-properties fo:padding="0.097cm" fo:border-left="0.088cm solid #000000" fo:border-right="0.035cm solid #000000" fo:border-top="none" fo:border-bottom="0.088cm solid #000000"/>
    </style:style>
    <style:style style:name="t12.B11" style:family="table-cell" style:data-style-name="N0">
      <style:table-cell-properties fo:padding="0.097cm" fo:border-left="0.035cm solid #000000" fo:border-right="none" fo:border-top="none" fo:border-bottom="0.088cm solid #000000"/>
    </style:style>
    <style:style style:name="t12.C11" style:family="table-cell">
      <style:table-cell-properties fo:padding="0.097cm" fo:border-left="0.035cm solid #000000" fo:border-right="none" fo:border-top="none" fo:border-bottom="0.088cm solid #000000"/>
    </style:style>
    <style:style style:name="t12.D11" style:family="table-cell">
      <style:table-cell-properties fo:padding="0.097cm" fo:border-left="0.035cm solid #000000" fo:border-right="0.088cm solid #000000" fo:border-top="none" fo:border-bottom="0.088cm solid #000000"/>
    </style:style>
    <style:style style:name="t13" style:family="table">
      <style:table-properties style:width="17cm" table:align="margins" style:may-break-between-rows="false" style:writing-mode="lr-tb"/>
    </style:style>
    <style:style style:name="t13.A" style:family="table-column">
      <style:table-column-properties style:column-width="4.249cm" style:rel-column-width="16383*"/>
    </style:style>
    <style:style style:name="t13.D" style:family="table-column">
      <style:table-column-properties style:column-width="4.251cm" style:rel-column-width="16386*"/>
    </style:style>
    <style:style style:name="t13.A1" style:family="table-cell">
      <style:table-cell-properties fo:padding="0.097cm" fo:border-left="none" fo:border-right="none" fo:border-top="none" fo:border-bottom="0.002cm solid #000000"/>
    </style:style>
    <style:style style:name="t13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3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3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3.C3" style:family="table-cell">
      <style:table-cell-properties fo:padding="0.097cm" fo:border-left="0.035cm solid #000000" fo:border-right="none" fo:border-top="none" fo:border-bottom="0.035cm solid #000000"/>
    </style:style>
    <style:style style:name="t13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3.A4" style:family="table-cell">
      <style:table-cell-properties fo:padding="0.097cm" fo:border-left="0.088cm solid #000000" fo:border-right="0.035cm solid #000000" fo:border-top="none" fo:border-bottom="0.035cm solid #000000"/>
    </style:style>
    <style:style style:name="t13.B4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t13.11" style:family="table-row">
      <style:table-row-properties style:min-row-height="0.942cm"/>
    </style:style>
    <style:style style:name="t13.A11" style:family="table-cell">
      <style:table-cell-properties fo:padding="0.097cm" fo:border-left="0.088cm solid #000000" fo:border-right="0.035cm solid #000000" fo:border-top="none" fo:border-bottom="0.088cm solid #000000"/>
    </style:style>
    <style:style style:name="t13.B11" style:family="table-cell" style:data-style-name="N0">
      <style:table-cell-properties fo:padding="0.097cm" fo:border-left="0.035cm solid #000000" fo:border-right="none" fo:border-top="none" fo:border-bottom="0.088cm solid #000000"/>
    </style:style>
    <style:style style:name="t13.C11" style:family="table-cell">
      <style:table-cell-properties fo:padding="0.097cm" fo:border-left="0.035cm solid #000000" fo:border-right="none" fo:border-top="none" fo:border-bottom="0.088cm solid #000000"/>
    </style:style>
    <style:style style:name="t13.D11" style:family="table-cell">
      <style:table-cell-properties fo:padding="0.097cm" fo:border-left="0.035cm solid #000000" fo:border-right="0.088cm solid #000000" fo:border-top="none" fo:border-bottom="0.088cm solid #000000"/>
    </style:style>
    <style:style style:name="t14" style:family="table">
      <style:table-properties style:width="17cm" table:align="margins" style:may-break-between-rows="false" style:writing-mode="lr-tb"/>
    </style:style>
    <style:style style:name="t14.A" style:family="table-column">
      <style:table-column-properties style:column-width="4.249cm" style:rel-column-width="16383*"/>
    </style:style>
    <style:style style:name="t14.D" style:family="table-column">
      <style:table-column-properties style:column-width="4.251cm" style:rel-column-width="16386*"/>
    </style:style>
    <style:style style:name="t14.A1" style:family="table-cell">
      <style:table-cell-properties fo:padding="0.097cm" fo:border-left="none" fo:border-right="none" fo:border-top="none" fo:border-bottom="0.002cm solid #000000"/>
    </style:style>
    <style:style style:name="t14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4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4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4.C3" style:family="table-cell">
      <style:table-cell-properties fo:padding="0.097cm" fo:border-left="0.035cm solid #000000" fo:border-right="none" fo:border-top="none" fo:border-bottom="0.035cm solid #000000"/>
    </style:style>
    <style:style style:name="t14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4.A4" style:family="table-cell">
      <style:table-cell-properties fo:padding="0.097cm" fo:border-left="0.088cm solid #000000" fo:border-right="0.035cm solid #000000" fo:border-top="none" fo:border-bottom="0.035cm solid #000000"/>
    </style:style>
    <style:style style:name="t14.B4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t14.11" style:family="table-row">
      <style:table-row-properties style:min-row-height="0.942cm"/>
    </style:style>
    <style:style style:name="t14.A11" style:family="table-cell">
      <style:table-cell-properties fo:padding="0.097cm" fo:border-left="0.088cm solid #000000" fo:border-right="0.035cm solid #000000" fo:border-top="none" fo:border-bottom="0.088cm solid #000000"/>
    </style:style>
    <style:style style:name="t14.B11" style:family="table-cell" style:data-style-name="N0">
      <style:table-cell-properties fo:padding="0.097cm" fo:border-left="0.035cm solid #000000" fo:border-right="none" fo:border-top="none" fo:border-bottom="0.088cm solid #000000"/>
    </style:style>
    <style:style style:name="t14.C11" style:family="table-cell">
      <style:table-cell-properties fo:padding="0.097cm" fo:border-left="0.035cm solid #000000" fo:border-right="none" fo:border-top="none" fo:border-bottom="0.088cm solid #000000"/>
    </style:style>
    <style:style style:name="t14.D11" style:family="table-cell">
      <style:table-cell-properties fo:padding="0.097cm" fo:border-left="0.035cm solid #000000" fo:border-right="0.088cm solid #000000" fo:border-top="none" fo:border-bottom="0.088cm solid #000000"/>
    </style:style>
    <style:style style:name="t15" style:family="table">
      <style:table-properties style:width="17cm" table:align="margins" style:may-break-between-rows="false" style:writing-mode="lr-tb"/>
    </style:style>
    <style:style style:name="t15.A" style:family="table-column">
      <style:table-column-properties style:column-width="4.249cm" style:rel-column-width="16383*"/>
    </style:style>
    <style:style style:name="t15.D" style:family="table-column">
      <style:table-column-properties style:column-width="4.251cm" style:rel-column-width="16386*"/>
    </style:style>
    <style:style style:name="t15.A1" style:family="table-cell">
      <style:table-cell-properties fo:padding="0.097cm" fo:border-left="none" fo:border-right="none" fo:border-top="none" fo:border-bottom="0.002cm solid #000000"/>
    </style:style>
    <style:style style:name="t15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5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5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5.C3" style:family="table-cell">
      <style:table-cell-properties fo:padding="0.097cm" fo:border-left="0.035cm solid #000000" fo:border-right="none" fo:border-top="none" fo:border-bottom="0.035cm solid #000000"/>
    </style:style>
    <style:style style:name="t15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5.A4" style:family="table-cell">
      <style:table-cell-properties fo:padding="0.097cm" fo:border-left="0.088cm solid #000000" fo:border-right="0.035cm solid #000000" fo:border-top="none" fo:border-bottom="0.035cm solid #000000"/>
    </style:style>
    <style:style style:name="t15.B4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t15.11" style:family="table-row">
      <style:table-row-properties style:min-row-height="0.942cm"/>
    </style:style>
    <style:style style:name="t15.A11" style:family="table-cell">
      <style:table-cell-properties fo:padding="0.097cm" fo:border-left="0.088cm solid #000000" fo:border-right="0.035cm solid #000000" fo:border-top="none" fo:border-bottom="0.088cm solid #000000"/>
    </style:style>
    <style:style style:name="t15.B11" style:family="table-cell" style:data-style-name="N0">
      <style:table-cell-properties fo:padding="0.097cm" fo:border-left="0.035cm solid #000000" fo:border-right="none" fo:border-top="none" fo:border-bottom="0.088cm solid #000000"/>
    </style:style>
    <style:style style:name="t15.C11" style:family="table-cell">
      <style:table-cell-properties fo:padding="0.097cm" fo:border-left="0.035cm solid #000000" fo:border-right="none" fo:border-top="none" fo:border-bottom="0.088cm solid #000000"/>
    </style:style>
    <style:style style:name="t15.D11" style:family="table-cell">
      <style:table-cell-properties fo:padding="0.097cm" fo:border-left="0.035cm solid #000000" fo:border-right="0.088cm solid #000000" fo:border-top="none" fo:border-bottom="0.088cm solid #000000"/>
    </style:style>
    <style:style style:name="t16" style:family="table">
      <style:table-properties style:width="17cm" table:align="margins" style:may-break-between-rows="false" style:writing-mode="lr-tb"/>
    </style:style>
    <style:style style:name="t16.A" style:family="table-column">
      <style:table-column-properties style:column-width="4.249cm" style:rel-column-width="16383*"/>
    </style:style>
    <style:style style:name="t16.D" style:family="table-column">
      <style:table-column-properties style:column-width="4.251cm" style:rel-column-width="16386*"/>
    </style:style>
    <style:style style:name="t16.A1" style:family="table-cell">
      <style:table-cell-properties fo:padding="0.097cm" fo:border-left="none" fo:border-right="none" fo:border-top="none" fo:border-bottom="0.002cm solid #000000"/>
    </style:style>
    <style:style style:name="t16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6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6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6.C3" style:family="table-cell">
      <style:table-cell-properties fo:padding="0.097cm" fo:border-left="0.035cm solid #000000" fo:border-right="none" fo:border-top="none" fo:border-bottom="0.035cm solid #000000"/>
    </style:style>
    <style:style style:name="t16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6.A4" style:family="table-cell">
      <style:table-cell-properties fo:padding="0.097cm" fo:border-left="0.088cm solid #000000" fo:border-right="0.035cm solid #000000" fo:border-top="none" fo:border-bottom="0.035cm solid #000000"/>
    </style:style>
    <style:style style:name="t16.B4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t16.11" style:family="table-row">
      <style:table-row-properties style:min-row-height="0.942cm"/>
    </style:style>
    <style:style style:name="t16.A11" style:family="table-cell">
      <style:table-cell-properties fo:padding="0.097cm" fo:border-left="0.088cm solid #000000" fo:border-right="0.035cm solid #000000" fo:border-top="none" fo:border-bottom="0.088cm solid #000000"/>
    </style:style>
    <style:style style:name="t16.B11" style:family="table-cell" style:data-style-name="N0">
      <style:table-cell-properties fo:padding="0.097cm" fo:border-left="0.035cm solid #000000" fo:border-right="none" fo:border-top="none" fo:border-bottom="0.088cm solid #000000"/>
    </style:style>
    <style:style style:name="t16.C11" style:family="table-cell">
      <style:table-cell-properties fo:padding="0.097cm" fo:border-left="0.035cm solid #000000" fo:border-right="none" fo:border-top="none" fo:border-bottom="0.088cm solid #000000"/>
    </style:style>
    <style:style style:name="t16.D11" style:family="table-cell">
      <style:table-cell-properties fo:padding="0.097cm" fo:border-left="0.035cm solid #000000" fo:border-right="0.088cm solid #000000" fo:border-top="none" fo:border-bottom="0.088cm solid #000000"/>
    </style:style>
    <style:style style:name="t17" style:family="table">
      <style:table-properties style:width="17cm" table:align="margins" style:may-break-between-rows="false" style:writing-mode="lr-tb"/>
    </style:style>
    <style:style style:name="t17.A" style:family="table-column">
      <style:table-column-properties style:column-width="4.249cm" style:rel-column-width="16383*"/>
    </style:style>
    <style:style style:name="t17.D" style:family="table-column">
      <style:table-column-properties style:column-width="4.251cm" style:rel-column-width="16386*"/>
    </style:style>
    <style:style style:name="t17.A1" style:family="table-cell">
      <style:table-cell-properties fo:padding="0.097cm" fo:border-left="none" fo:border-right="none" fo:border-top="none" fo:border-bottom="0.002cm solid #000000"/>
    </style:style>
    <style:style style:name="t17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7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7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7.C3" style:family="table-cell">
      <style:table-cell-properties fo:padding="0.097cm" fo:border-left="0.035cm solid #000000" fo:border-right="none" fo:border-top="none" fo:border-bottom="0.035cm solid #000000"/>
    </style:style>
    <style:style style:name="t17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7.A4" style:family="table-cell">
      <style:table-cell-properties fo:padding="0.097cm" fo:border-left="0.088cm solid #000000" fo:border-right="0.035cm solid #000000" fo:border-top="none" fo:border-bottom="0.035cm solid #000000"/>
    </style:style>
    <style:style style:name="t17.B4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t17.11" style:family="table-row">
      <style:table-row-properties style:min-row-height="0.942cm"/>
    </style:style>
    <style:style style:name="t17.A11" style:family="table-cell">
      <style:table-cell-properties fo:padding="0.097cm" fo:border-left="0.088cm solid #000000" fo:border-right="0.035cm solid #000000" fo:border-top="none" fo:border-bottom="0.088cm solid #000000"/>
    </style:style>
    <style:style style:name="t17.B11" style:family="table-cell" style:data-style-name="N0">
      <style:table-cell-properties fo:padding="0.097cm" fo:border-left="0.035cm solid #000000" fo:border-right="none" fo:border-top="none" fo:border-bottom="0.088cm solid #000000"/>
    </style:style>
    <style:style style:name="t17.C11" style:family="table-cell">
      <style:table-cell-properties fo:padding="0.097cm" fo:border-left="0.035cm solid #000000" fo:border-right="none" fo:border-top="none" fo:border-bottom="0.088cm solid #000000"/>
    </style:style>
    <style:style style:name="t17.D11" style:family="table-cell">
      <style:table-cell-properties fo:padding="0.097cm" fo:border-left="0.035cm solid #000000" fo:border-right="0.088cm solid #000000" fo:border-top="none" fo:border-bottom="0.088cm solid #000000"/>
    </style:style>
    <style:style style:name="t18" style:family="table">
      <style:table-properties style:width="17cm" table:align="margins" style:may-break-between-rows="false" style:writing-mode="lr-tb"/>
    </style:style>
    <style:style style:name="t18.A" style:family="table-column">
      <style:table-column-properties style:column-width="4.249cm" style:rel-column-width="16383*"/>
    </style:style>
    <style:style style:name="t18.D" style:family="table-column">
      <style:table-column-properties style:column-width="4.251cm" style:rel-column-width="16386*"/>
    </style:style>
    <style:style style:name="t18.A1" style:family="table-cell">
      <style:table-cell-properties fo:padding="0.097cm" fo:border-left="none" fo:border-right="none" fo:border-top="none" fo:border-bottom="0.002cm solid #000000"/>
    </style:style>
    <style:style style:name="t18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8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8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8.C3" style:family="table-cell">
      <style:table-cell-properties fo:padding="0.097cm" fo:border-left="0.035cm solid #000000" fo:border-right="none" fo:border-top="none" fo:border-bottom="0.035cm solid #000000"/>
    </style:style>
    <style:style style:name="t18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8.A4" style:family="table-cell">
      <style:table-cell-properties fo:padding="0.097cm" fo:border-left="0.088cm solid #000000" fo:border-right="0.035cm solid #000000" fo:border-top="none" fo:border-bottom="0.035cm solid #000000"/>
    </style:style>
    <style:style style:name="t18.B4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t18.11" style:family="table-row">
      <style:table-row-properties style:min-row-height="0.942cm"/>
    </style:style>
    <style:style style:name="t18.A11" style:family="table-cell">
      <style:table-cell-properties fo:padding="0.097cm" fo:border-left="0.088cm solid #000000" fo:border-right="0.035cm solid #000000" fo:border-top="none" fo:border-bottom="0.088cm solid #000000"/>
    </style:style>
    <style:style style:name="t18.B11" style:family="table-cell" style:data-style-name="N0">
      <style:table-cell-properties fo:padding="0.097cm" fo:border-left="0.035cm solid #000000" fo:border-right="none" fo:border-top="none" fo:border-bottom="0.088cm solid #000000"/>
    </style:style>
    <style:style style:name="t18.C11" style:family="table-cell">
      <style:table-cell-properties fo:padding="0.097cm" fo:border-left="0.035cm solid #000000" fo:border-right="none" fo:border-top="none" fo:border-bottom="0.088cm solid #000000"/>
    </style:style>
    <style:style style:name="t18.D11" style:family="table-cell">
      <style:table-cell-properties fo:padding="0.097cm" fo:border-left="0.035cm solid #000000" fo:border-right="0.088cm solid #000000" fo:border-top="none" fo:border-bottom="0.088cm solid #000000"/>
    </style:style>
    <style:style style:name="t19" style:family="table">
      <style:table-properties style:width="17cm" table:align="margins" style:may-break-between-rows="false" style:writing-mode="lr-tb"/>
    </style:style>
    <style:style style:name="t19.A" style:family="table-column">
      <style:table-column-properties style:column-width="4.249cm" style:rel-column-width="16383*"/>
    </style:style>
    <style:style style:name="t19.D" style:family="table-column">
      <style:table-column-properties style:column-width="4.251cm" style:rel-column-width="16386*"/>
    </style:style>
    <style:style style:name="t19.A1" style:family="table-cell">
      <style:table-cell-properties fo:padding="0.097cm" fo:border-left="none" fo:border-right="none" fo:border-top="none" fo:border-bottom="0.002cm solid #000000"/>
    </style:style>
    <style:style style:name="t1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9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9.C3" style:family="table-cell">
      <style:table-cell-properties fo:padding="0.097cm" fo:border-left="0.035cm solid #000000" fo:border-right="none" fo:border-top="none" fo:border-bottom="0.035cm solid #000000"/>
    </style:style>
    <style:style style:name="t19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9.A4" style:family="table-cell">
      <style:table-cell-properties fo:padding="0.097cm" fo:border-left="0.088cm solid #000000" fo:border-right="0.035cm solid #000000" fo:border-top="none" fo:border-bottom="0.035cm solid #000000"/>
    </style:style>
    <style:style style:name="t19.B4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t19.11" style:family="table-row">
      <style:table-row-properties style:min-row-height="0.942cm"/>
    </style:style>
    <style:style style:name="t19.A11" style:family="table-cell">
      <style:table-cell-properties fo:padding="0.097cm" fo:border-left="0.088cm solid #000000" fo:border-right="0.035cm solid #000000" fo:border-top="none" fo:border-bottom="0.088cm solid #000000"/>
    </style:style>
    <style:style style:name="t19.B11" style:family="table-cell" style:data-style-name="N0">
      <style:table-cell-properties fo:padding="0.097cm" fo:border-left="0.035cm solid #000000" fo:border-right="none" fo:border-top="none" fo:border-bottom="0.088cm solid #000000"/>
    </style:style>
    <style:style style:name="t19.C11" style:family="table-cell">
      <style:table-cell-properties fo:padding="0.097cm" fo:border-left="0.035cm solid #000000" fo:border-right="none" fo:border-top="none" fo:border-bottom="0.088cm solid #000000"/>
    </style:style>
    <style:style style:name="t19.D11" style:family="table-cell">
      <style:table-cell-properties fo:padding="0.097cm" fo:border-left="0.035cm solid #000000" fo:border-right="0.088cm solid #000000" fo:border-top="none" fo:border-bottom="0.088cm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12pt" style:font-size-asian="12pt" style:font-size-complex="11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1pt" fo:language="en" fo:country="US" style:font-size-asian="11pt" style:font-size-complex="11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loext:contextual-spacing="false" fo:margin-left="0cm" fo:margin-right="-0.191cm" fo:margin-top="0.106cm" fo:margin-bottom="0.106cm" fo:text-align="center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7" style:family="paragraph" style:parent-style-name="Standard">
      <style:paragraph-properties loext:contextual-spacing="false" fo:margin-left="0cm" fo:margin-right="1.625cm" fo:text-indent="0cm" style:auto-text-indent="false"/>
      <style:text-properties fo:color="#ffffff" style:font-name="Arial" fo:font-size="12pt" fo:language="ru" fo:country="RU" style:text-underline-style="solid" style:text-underline-width="auto" style:text-underline-color="font-color" fo:font-weight="bold" style:font-size-asian="12pt" style:font-weight-asian="bold" style:font-size-complex="11pt" style:font-weight-complex="normal"/>
    </style:style>
    <style:style style:name="P8" style:family="paragraph" style:parent-style-name="Основной_20_текст_20_2">
      <style:paragraph-properties fo:margin-left="0cm" fo:margin-right="1.625cm" fo:text-align="start" style:justify-single-word="false" fo:text-indent="0cm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1pt"/>
    </style:style>
    <style:style style:name="P11" style:family="paragraph" style:parent-style-name="Footer">
      <style:paragraph-properties fo:margin-left="-0.123cm" fo:margin-right="0.06cm" fo:text-align="center" style:justify-single-word="false" fo:text-indent="0cm" style:auto-text-indent="false" style:snap-to-layout-grid="false"/>
      <style:text-properties style:font-name="Arial" fo:font-size="12pt" style:font-size-asian="12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ru" fo:country="RU"/>
    </style:style>
    <style:style style:name="T4" style:family="text">
      <style:text-properties style:text-underline-style="non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0" table:style-name="t0">
        <table:table-column table:style-name="t0.A" table:number-columns-repeated="3"/>
        <table:table-column table:style-name="t0.D"/>
        <table:table-row>
          <table:table-cell table:style-name="t0.A1" table:number-columns-spanned="4" office:value-type="string">
            <text:p text:style-name="P9"/>
            <text:p text:style-name="P8">Проверка основной относительной погрешности измерения мощности дозы с блоком БДКГ-01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0.A2" table:number-rows-spanned="2" office:value-type="string">
            <text:p text:style-name="P11">Мощность дозы в контрольной точке</text:p>
          </table:table-cell>
          <table:table-cell table:style-name="t0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0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0.C3" office:value-type="string">
            <text:p text:style-name="P1">при поверке</text:p>
          </table:table-cell>
          <table:table-cell table:style-name="t0.D3" office:value-type="string">
            <text:p text:style-name="P1">по ТУ, <text:line-break/>не более</text:p>
          </table:table-cell>
        </table:table-row>
        <table:table-row table:style-name="t0.4">
          <table:table-cell table:style-name="t0.A4" office:value-type="string">
            <text:p text:style-name="P4">0,7 мкЗв/ч</text:p>
          </table:table-cell>
          <table:table-cell table:style-name="t0.C3" office:value-type="string">
            <text:p text:style-name="P3">$0-00</text:p>
          </table:table-cell>
          <table:table-cell table:style-name="t0.C3" office:value-type="string">
            <text:p text:style-name="P3">$0-10</text:p>
          </table:table-cell>
          <table:table-cell table:style-name="t0.D4" table:number-rows-spanned="8" office:value-type="string">
            <text:p text:style-name="P2">±<text:span text:style-name="T1">15</text:span></text:p>
          </table:table-cell>
        </table:table-row>
        <table:table-row table:style-name="t0.4">
          <table:table-cell table:style-name="t0.A4" office:value-type="string">
            <text:p text:style-name="P4">7 мкЗв/ч</text:p>
          </table:table-cell>
          <table:table-cell table:style-name="t0.C3" office:value-type="string">
            <text:p text:style-name="P3">$0-01</text:p>
          </table:table-cell>
          <table:table-cell table:style-name="t0.C3" office:value-type="string">
            <text:p text:style-name="P3">$0-11</text:p>
          </table:table-cell>
          <table:covered-table-cell/>
        </table:table-row>
        <table:table-row table:style-name="t0.4">
          <table:table-cell table:style-name="t0.A4" office:value-type="string">
            <text:p text:style-name="P4">70 мкЗв/ч</text:p>
          </table:table-cell>
          <table:table-cell table:style-name="t0.C3" office:value-type="string">
            <text:p text:style-name="P3">$0-02</text:p>
          </table:table-cell>
          <table:table-cell table:style-name="t0.C3" office:value-type="string">
            <text:p text:style-name="P3">$0-12</text:p>
          </table:table-cell>
          <table:covered-table-cell/>
        </table:table-row>
        <table:table-row table:style-name="t0.4">
          <table:table-cell table:style-name="t0.A4" office:value-type="string">
            <text:p text:style-name="P4">0.7 мЗв/ч</text:p>
          </table:table-cell>
          <table:table-cell table:style-name="t0.C3" office:value-type="string">
            <text:p text:style-name="P3">$0-03</text:p>
          </table:table-cell>
          <table:table-cell table:style-name="t0.C3" office:value-type="string">
            <text:p text:style-name="P3">$0-13</text:p>
          </table:table-cell>
          <table:covered-table-cell/>
        </table:table-row>
        <table:table-row table:style-name="t0.4">
          <table:table-cell table:style-name="t0.A4" office:value-type="string">
            <text:p text:style-name="P4">7,0 мЗв/ч</text:p>
          </table:table-cell>
          <table:table-cell table:style-name="t0.C3" office:value-type="string">
            <text:p text:style-name="P3">$0-04</text:p>
          </table:table-cell>
          <table:table-cell table:style-name="t0.C3" office:value-type="string">
            <text:p text:style-name="P3">$0-14</text:p>
          </table:table-cell>
          <table:covered-table-cell/>
        </table:table-row>
        <table:table-row table:style-name="t0.4">
          <table:table-cell table:style-name="t0.A4" office:value-type="string">
            <text:p text:style-name="P4">70 мЗв/ч</text:p>
          </table:table-cell>
          <table:table-cell table:style-name="t0.C3" office:value-type="string">
            <text:p text:style-name="P3">$0-05</text:p>
          </table:table-cell>
          <table:table-cell table:style-name="t0.C3" office:value-type="string">
            <text:p text:style-name="P3">$0-15</text:p>
          </table:table-cell>
          <table:covered-table-cell/>
        </table:table-row>
        <table:table-row table:style-name="t0.4">
          <table:table-cell table:style-name="t0.A4" office:value-type="string">
            <text:p text:style-name="P4">0,7 Зв/ч</text:p>
          </table:table-cell>
          <table:table-cell table:style-name="t0.C3" office:value-type="string">
            <text:p text:style-name="P3">$0-06</text:p>
          </table:table-cell>
          <table:table-cell table:style-name="t0.C3" office:value-type="string">
            <text:p text:style-name="P3">$0-16</text:p>
          </table:table-cell>
          <table:covered-table-cell/>
        </table:table-row>
        <table:table-row table:style-name="t0.4">
          <table:table-cell table:style-name="t0.A11" office:value-type="string">
            <text:p text:style-name="P4">7,<text:span text:style-name="T1">0</text:span> Зв/ч</text:p>
          </table:table-cell>
          <table:table-cell table:style-name="t0.B11" office:value-type="string">
            <text:p text:style-name="P3">$0-07</text:p>
          </table:table-cell>
          <table:table-cell table:style-name="t0.B11" office:value-type="string">
            <text:p text:style-name="P3">$0-17</text:p>
          </table:table-cell>
          <table:covered-table-cell/>
        </table:table-row>
      </table:table>
      <table:table table:name="t1" table:style-name="t1">
        <table:table-column table:style-name="t1.A" table:number-columns-repeated="3"/>
        <table:table-column table:style-name="t1.D"/>
        <table:table-row>
          <table:table-cell table:style-name="t1.A1" table:number-columns-spanned="4" office:value-type="string">
            <text:p text:style-name="P9"/>
            <text:p text:style-name="P8">Проверка основной относительной погрешности измерения мощности дозы с блоком БДКГ-0<text:span text:style-name="T1">3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1">Мощность дозы в контрольной точке</text:p>
          </table:table-cell>
          <table:table-cell table:style-name="t1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.C3" office:value-type="string">
            <text:p text:style-name="P1">при поверке</text:p>
          </table:table-cell>
          <table:table-cell table:style-name="t1.D3" office:value-type="string">
            <text:p text:style-name="P1">по ТУ, <text:line-break/>не более</text:p>
          </table:table-cell>
        </table:table-row>
        <table:table-row table:style-name="t1.4">
          <table:table-cell table:style-name="t1.A4" office:value-type="string">
            <text:p text:style-name="P4"><text:span text:style-name="T1">0,07</text:span> мкЗв/ч</text:p>
          </table:table-cell>
          <table:table-cell table:style-name="t1.C3" office:value-type="string">
            <text:p text:style-name="P3">$1-00</text:p>
          </table:table-cell>
          <table:table-cell table:style-name="t1.C3" office:value-type="string">
            <text:p text:style-name="P3">$1-10</text:p>
          </table:table-cell>
          <table:table-cell table:style-name="t1.D4" table:number-rows-spanned="5" office:value-type="string">
            <text:p text:style-name="P2">±<text:span text:style-name="T1">20</text:span></text:p>
          </table:table-cell>
        </table:table-row>
        <table:table-row table:style-name="t1.4">
          <table:table-cell table:style-name="t1.A4" office:value-type="string">
            <text:p text:style-name="P4">0,7 мкЗв/ч</text:p>
          </table:table-cell>
          <table:table-cell table:style-name="t1.C3" office:value-type="string">
            <text:p text:style-name="P3">$1-01</text:p>
          </table:table-cell>
          <table:table-cell table:style-name="t1.C3" office:value-type="string">
            <text:p text:style-name="P3">$1-11</text:p>
          </table:table-cell>
          <table:covered-table-cell/>
        </table:table-row>
        <table:table-row table:style-name="t1.4">
          <table:table-cell table:style-name="t1.A4" office:value-type="string">
            <text:p text:style-name="P4">7 мкЗв/ч</text:p>
          </table:table-cell>
          <table:table-cell table:style-name="t1.C3" office:value-type="string">
            <text:p text:style-name="P3">$1-02</text:p>
          </table:table-cell>
          <table:table-cell table:style-name="t1.C3" office:value-type="string">
            <text:p text:style-name="P3">$1-12</text:p>
          </table:table-cell>
          <table:covered-table-cell/>
        </table:table-row>
        <table:table-row table:style-name="t1.4">
          <table:table-cell table:style-name="t1.A4" office:value-type="string">
            <text:p text:style-name="P4">70 мкЗв/ч</text:p>
          </table:table-cell>
          <table:table-cell table:style-name="t1.C3" office:value-type="string">
            <text:p text:style-name="P3">$1-03</text:p>
          </table:table-cell>
          <table:table-cell table:style-name="t1.C3" office:value-type="string">
            <text:p text:style-name="P3">$1-13</text:p>
          </table:table-cell>
          <table:covered-table-cell/>
        </table:table-row>
        <table:table-row table:style-name="t1.4">
          <table:table-cell table:style-name="t1.A8" office:value-type="string">
            <text:p text:style-name="P4"><text:span text:style-name="T3">240</text:span> <text:span text:style-name="T3">мкЗв</text:span>/ч</text:p>
          </table:table-cell>
          <table:table-cell table:style-name="t1.B8" office:value-type="string">
            <text:p text:style-name="P3">$1-04</text:p>
          </table:table-cell>
          <table:table-cell table:style-name="t1.B8" office:value-type="string">
            <text:p text:style-name="P3">$1-14</text:p>
          </table:table-cell>
          <table:covered-table-cell/>
        </table:table-row>
      </table:table>
      <table:table table:name="t2" table:style-name="t2">
        <table:table-column table:style-name="t2.A" table:number-columns-repeated="3"/>
        <table:table-column table:style-name="t2.D"/>
        <text:soft-page-break/>
        <table:table-row>
          <table:table-cell table:style-name="t2.A1" table:number-columns-spanned="4" office:value-type="string">
            <text:p text:style-name="P8"/>
            <text:p text:style-name="P8">Проверка основной относительной погрешности измерения мощности дозы с блоком БДКГ-0<text:span text:style-name="T1">4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2.A2" table:number-rows-spanned="2" office:value-type="string">
            <text:p text:style-name="P11">Мощность дозы в контрольной точке</text:p>
          </table:table-cell>
          <table:table-cell table:style-name="t2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2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2.C3" office:value-type="string">
            <text:p text:style-name="P1">при поверке</text:p>
          </table:table-cell>
          <table:table-cell table:style-name="t2.D3" office:value-type="string">
            <text:p text:style-name="P1">по ТУ, <text:line-break/>не более</text:p>
          </table:table-cell>
        </table:table-row>
        <table:table-row table:style-name="t2.4">
          <table:table-cell table:style-name="t2.A4" office:value-type="string">
            <text:p text:style-name="P4">0,7 мкЗв/ч</text:p>
          </table:table-cell>
          <table:table-cell table:style-name="t2.C3" office:value-type="string">
            <text:p text:style-name="P3">$2-00</text:p>
          </table:table-cell>
          <table:table-cell table:style-name="t2.C3" office:value-type="string">
            <text:p text:style-name="P3">$2-10</text:p>
          </table:table-cell>
          <table:table-cell table:style-name="t2.D4" table:number-rows-spanned="8" office:value-type="string">
            <text:p text:style-name="P2">±<text:span text:style-name="T1">15</text:span></text:p>
          </table:table-cell>
        </table:table-row>
        <table:table-row table:style-name="t2.4">
          <table:table-cell table:style-name="t2.A4" office:value-type="string">
            <text:p text:style-name="P4">7 мкЗв/ч</text:p>
          </table:table-cell>
          <table:table-cell table:style-name="t2.C3" office:value-type="string">
            <text:p text:style-name="P3">$2-01</text:p>
          </table:table-cell>
          <table:table-cell table:style-name="t2.C3" office:value-type="string">
            <text:p text:style-name="P3">$2-11</text:p>
          </table:table-cell>
          <table:covered-table-cell/>
        </table:table-row>
        <table:table-row table:style-name="t2.4">
          <table:table-cell table:style-name="t2.A4" office:value-type="string">
            <text:p text:style-name="P4">70 мкЗв/ч</text:p>
          </table:table-cell>
          <table:table-cell table:style-name="t2.C3" office:value-type="string">
            <text:p text:style-name="P3">$2-02</text:p>
          </table:table-cell>
          <table:table-cell table:style-name="t2.C3" office:value-type="string">
            <text:p text:style-name="P3">$2-12</text:p>
          </table:table-cell>
          <table:covered-table-cell/>
        </table:table-row>
        <table:table-row table:style-name="t2.4">
          <table:table-cell table:style-name="t2.A4" office:value-type="string">
            <text:p text:style-name="P4">0.7 мЗв/ч</text:p>
          </table:table-cell>
          <table:table-cell table:style-name="t2.C3" office:value-type="string">
            <text:p text:style-name="P3">$2-03</text:p>
          </table:table-cell>
          <table:table-cell table:style-name="t2.C3" office:value-type="string">
            <text:p text:style-name="P3">$2-13</text:p>
          </table:table-cell>
          <table:covered-table-cell/>
        </table:table-row>
        <table:table-row table:style-name="t2.4">
          <table:table-cell table:style-name="t2.A4" office:value-type="string">
            <text:p text:style-name="P4">7,0 мЗв/ч</text:p>
          </table:table-cell>
          <table:table-cell table:style-name="t2.C3" office:value-type="string">
            <text:p text:style-name="P3">$2-04</text:p>
          </table:table-cell>
          <table:table-cell table:style-name="t2.C3" office:value-type="string">
            <text:p text:style-name="P3">$2-14</text:p>
          </table:table-cell>
          <table:covered-table-cell/>
        </table:table-row>
        <table:table-row table:style-name="t2.4">
          <table:table-cell table:style-name="t2.A4" office:value-type="string">
            <text:p text:style-name="P4">70 мЗв/ч</text:p>
          </table:table-cell>
          <table:table-cell table:style-name="t2.C3" office:value-type="string">
            <text:p text:style-name="P3">$2-05</text:p>
          </table:table-cell>
          <table:table-cell table:style-name="t2.C3" office:value-type="string">
            <text:p text:style-name="P3">$2-15</text:p>
          </table:table-cell>
          <table:covered-table-cell/>
        </table:table-row>
        <table:table-row table:style-name="t2.4">
          <table:table-cell table:style-name="t2.A4" office:value-type="string">
            <text:p text:style-name="P4">0,7 Зв/ч</text:p>
          </table:table-cell>
          <table:table-cell table:style-name="t2.C3" office:value-type="string">
            <text:p text:style-name="P3">$2-06</text:p>
          </table:table-cell>
          <table:table-cell table:style-name="t2.C3" office:value-type="string">
            <text:p text:style-name="P3">$2-16</text:p>
          </table:table-cell>
          <table:covered-table-cell/>
        </table:table-row>
        <table:table-row table:style-name="t2.4">
          <table:table-cell table:style-name="t2.A11" office:value-type="string">
            <text:p text:style-name="P4">7,<text:span text:style-name="T1">0</text:span> Зв/ч</text:p>
          </table:table-cell>
          <table:table-cell table:style-name="t2.B11" office:value-type="string">
            <text:p text:style-name="P3">$2-07</text:p>
          </table:table-cell>
          <table:table-cell table:style-name="t2.B11" office:value-type="string">
            <text:p text:style-name="P3">$2-17</text:p>
          </table:table-cell>
          <table:covered-table-cell/>
        </table:table-row>
      </table:table>
      <table:table table:name="t3" table:style-name="t3">
        <table:table-column table:style-name="t3.A" table:number-columns-repeated="3"/>
        <table:table-column table:style-name="t3.D"/>
        <table:table-row>
          <table:table-cell table:style-name="t3.A1" table:number-columns-spanned="4" office:value-type="string">
            <text:p text:style-name="P8"/>
            <text:p text:style-name="P8">Проверка основной относительной погрешности измерения мощности дозы с блоком БДКГ-0<text:span text:style-name="T1">5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3.A2" table:number-rows-spanned="2" office:value-type="string">
            <text:p text:style-name="P11">Мощность дозы в контрольной точке</text:p>
          </table:table-cell>
          <table:table-cell table:style-name="t3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3.C3" office:value-type="string">
            <text:p text:style-name="P1">при поверке</text:p>
          </table:table-cell>
          <table:table-cell table:style-name="t3.D3" office:value-type="string">
            <text:p text:style-name="P1">по ТУ, <text:line-break/>не более</text:p>
          </table:table-cell>
        </table:table-row>
        <table:table-row table:style-name="t3.4">
          <table:table-cell table:style-name="t3.A4" office:value-type="string">
            <text:p text:style-name="P4"><text:span text:style-name="T1">0,07</text:span> мкЗв/ч</text:p>
          </table:table-cell>
          <table:table-cell table:style-name="t3.C3" office:value-type="string">
            <text:p text:style-name="P3">$3-00</text:p>
          </table:table-cell>
          <table:table-cell table:style-name="t3.C3" office:value-type="string">
            <text:p text:style-name="P3">$3-10</text:p>
          </table:table-cell>
          <table:table-cell table:style-name="t3.D4" table:number-rows-spanned="4" office:value-type="string">
            <text:p text:style-name="P2">±<text:span text:style-name="T1">15</text:span></text:p>
          </table:table-cell>
        </table:table-row>
        <table:table-row table:style-name="t3.4">
          <table:table-cell table:style-name="t3.A4" office:value-type="string">
            <text:p text:style-name="P4">0,7 мкЗв/ч</text:p>
          </table:table-cell>
          <table:table-cell table:style-name="t3.C3" office:value-type="string">
            <text:p text:style-name="P3">$3-01</text:p>
          </table:table-cell>
          <table:table-cell table:style-name="t3.C3" office:value-type="string">
            <text:p text:style-name="P3">$3-11</text:p>
          </table:table-cell>
          <table:covered-table-cell/>
        </table:table-row>
        <table:table-row table:style-name="t3.4">
          <table:table-cell table:style-name="t3.A4" office:value-type="string">
            <text:p text:style-name="P4">7 мкЗв/ч</text:p>
          </table:table-cell>
          <table:table-cell table:style-name="t3.C3" office:value-type="string">
            <text:p text:style-name="P3">$3-02</text:p>
          </table:table-cell>
          <table:table-cell table:style-name="t3.C3" office:value-type="string">
            <text:p text:style-name="P3">$3-12</text:p>
          </table:table-cell>
          <table:covered-table-cell/>
        </table:table-row>
        <table:table-row table:style-name="t3.4">
          <table:table-cell table:style-name="t3.A7" office:value-type="string">
            <text:p text:style-name="P4">70 мкЗв/ч</text:p>
          </table:table-cell>
          <table:table-cell table:style-name="t3.B7" office:value-type="string">
            <text:p text:style-name="P3">$3-03</text:p>
          </table:table-cell>
          <table:table-cell table:style-name="t3.B7" office:value-type="string">
            <text:p text:style-name="P3">$3-13</text:p>
          </table:table-cell>
          <table:covered-table-cell/>
        </table:table-row>
      </table:table>
      <table:table table:name="t4" table:style-name="t4">
        <table:table-column table:style-name="t4.A" table:number-columns-repeated="3"/>
        <table:table-column table:style-name="t4.D"/>
        <text:soft-page-break/>
        <table:table-row>
          <table:table-cell table:style-name="t4.A1" table:number-columns-spanned="4" office:value-type="string">
            <text:p text:style-name="P8"/>
            <text:p text:style-name="P8">Проверка основной относительной погрешности измерения мощности дозы с блоком БДКГ-<text:span text:style-name="T1">11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4.A2" table:number-rows-spanned="2" office:value-type="string">
            <text:p text:style-name="P11">Мощность дозы в контрольной точке</text:p>
          </table:table-cell>
          <table:table-cell table:style-name="t4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4.C3" office:value-type="string">
            <text:p text:style-name="P1">при поверке</text:p>
          </table:table-cell>
          <table:table-cell table:style-name="t4.D3" office:value-type="string">
            <text:p text:style-name="P1">по ТУ, <text:line-break/>не более</text:p>
          </table:table-cell>
        </table:table-row>
        <table:table-row table:style-name="t4.4">
          <table:table-cell table:style-name="t4.A4" office:value-type="string">
            <text:p text:style-name="P4"><text:span text:style-name="T1">0,07</text:span> мкЗв/ч</text:p>
          </table:table-cell>
          <table:table-cell table:style-name="t4.C3" office:value-type="string">
            <text:p text:style-name="P3">$4-00</text:p>
          </table:table-cell>
          <table:table-cell table:style-name="t4.C3" office:value-type="string">
            <text:p text:style-name="P3">$4-10</text:p>
          </table:table-cell>
          <table:table-cell table:style-name="t4.D4" table:number-rows-spanned="4" office:value-type="string">
            <text:p text:style-name="P2">±<text:span text:style-name="T1">15</text:span></text:p>
          </table:table-cell>
        </table:table-row>
        <table:table-row table:style-name="t4.4">
          <table:table-cell table:style-name="t4.A4" office:value-type="string">
            <text:p text:style-name="P4">0,7 мкЗв/ч</text:p>
          </table:table-cell>
          <table:table-cell table:style-name="t4.C3" office:value-type="string">
            <text:p text:style-name="P3">$4-01</text:p>
          </table:table-cell>
          <table:table-cell table:style-name="t4.C3" office:value-type="string">
            <text:p text:style-name="P3">$4-11</text:p>
          </table:table-cell>
          <table:covered-table-cell/>
        </table:table-row>
        <table:table-row table:style-name="t4.4">
          <table:table-cell table:style-name="t4.A4" office:value-type="string">
            <text:p text:style-name="P4">7 мкЗв/ч</text:p>
          </table:table-cell>
          <table:table-cell table:style-name="t4.C3" office:value-type="string">
            <text:p text:style-name="P3">$4-02</text:p>
          </table:table-cell>
          <table:table-cell table:style-name="t4.C3" office:value-type="string">
            <text:p text:style-name="P3">$4-12</text:p>
          </table:table-cell>
          <table:covered-table-cell/>
        </table:table-row>
        <table:table-row table:style-name="t4.4">
          <table:table-cell table:style-name="t4.A7" office:value-type="string">
            <text:p text:style-name="P4">70 мкЗв/ч</text:p>
          </table:table-cell>
          <table:table-cell table:style-name="t4.B7" office:value-type="string">
            <text:p text:style-name="P3">$4-03</text:p>
          </table:table-cell>
          <table:table-cell table:style-name="t4.B7" office:value-type="string">
            <text:p text:style-name="P3">$4-13</text:p>
          </table:table-cell>
          <table:covered-table-cell/>
        </table:table-row>
      </table:table>
      <table:table table:name="t5" table:style-name="t5">
        <table:table-column table:style-name="t5.A" table:number-columns-repeated="3"/>
        <table:table-column table:style-name="t5.D"/>
        <table:table-row>
          <table:table-cell table:style-name="t5.A1" table:number-columns-spanned="4" office:value-type="string">
            <text:p text:style-name="P9"/>
            <text:p text:style-name="P8">Проверка основной относительной погрешности измерения мощности дозы с блоком БДКГ-<text:span text:style-name="T1">17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5.A2" table:number-rows-spanned="2" office:value-type="string">
            <text:p text:style-name="P11">Мощность дозы в контрольной точке</text:p>
          </table:table-cell>
          <table:table-cell table:style-name="t5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5.C3" office:value-type="string">
            <text:p text:style-name="P1">при поверке</text:p>
          </table:table-cell>
          <table:table-cell table:style-name="t5.D3" office:value-type="string">
            <text:p text:style-name="P1">по ТУ, <text:line-break/>не более</text:p>
          </table:table-cell>
        </table:table-row>
        <table:table-row table:style-name="t5.4">
          <table:table-cell table:style-name="t5.A4" office:value-type="string">
            <text:p text:style-name="P4"><text:span text:style-name="T1">7,0</text:span> мЗв/ч</text:p>
          </table:table-cell>
          <table:table-cell table:style-name="t5.C3" office:value-type="string">
            <text:p text:style-name="P3">$5-00</text:p>
          </table:table-cell>
          <table:table-cell table:style-name="t5.C3" office:value-type="string">
            <text:p text:style-name="P3">$5-10</text:p>
          </table:table-cell>
          <table:table-cell table:style-name="t5.D4" table:number-rows-spanned="5" office:value-type="string">
            <text:p text:style-name="P2">±<text:span text:style-name="T1">20</text:span></text:p>
          </table:table-cell>
        </table:table-row>
        <table:table-row table:style-name="t5.4">
          <table:table-cell table:style-name="t5.A4" office:value-type="string">
            <text:p text:style-name="P4">7<text:span text:style-name="T1">0</text:span> мЗв/ч</text:p>
          </table:table-cell>
          <table:table-cell table:style-name="t5.C3" office:value-type="string">
            <text:p text:style-name="P3">$5-01</text:p>
          </table:table-cell>
          <table:table-cell table:style-name="t5.C3" office:value-type="string">
            <text:p text:style-name="P3">$5-11</text:p>
          </table:table-cell>
          <table:covered-table-cell/>
        </table:table-row>
        <table:table-row table:style-name="t5.4">
          <table:table-cell table:style-name="t5.A4" office:value-type="string">
            <text:p text:style-name="P4"><text:span text:style-name="T1">0,</text:span>7 Зв/ч</text:p>
          </table:table-cell>
          <table:table-cell table:style-name="t5.C3" office:value-type="string">
            <text:p text:style-name="P3">$5-02</text:p>
          </table:table-cell>
          <table:table-cell table:style-name="t5.C3" office:value-type="string">
            <text:p text:style-name="P3">$5-12</text:p>
          </table:table-cell>
          <table:covered-table-cell/>
        </table:table-row>
        <table:table-row table:style-name="t5.4">
          <table:table-cell table:style-name="t5.A4" office:value-type="string">
            <text:p text:style-name="P4">7 Зв/ч</text:p>
          </table:table-cell>
          <table:table-cell table:style-name="t5.C3" office:value-type="string">
            <text:p text:style-name="P3">$5-03</text:p>
          </table:table-cell>
          <table:table-cell table:style-name="t5.C3" office:value-type="string">
            <text:p text:style-name="P3">$5-13</text:p>
          </table:table-cell>
          <table:covered-table-cell/>
        </table:table-row>
        <table:table-row table:style-name="t5.4">
          <table:table-cell table:style-name="t5.A8" office:value-type="string">
            <text:p text:style-name="P4"><text:span text:style-name="T1">30-70</text:span> Зв/ч</text:p>
          </table:table-cell>
          <table:table-cell table:style-name="t5.B8" office:value-type="string">
            <text:p text:style-name="P3">$5-04</text:p>
          </table:table-cell>
          <table:table-cell table:style-name="t5.B8" office:value-type="string">
            <text:p text:style-name="P3">$5-14</text:p>
          </table:table-cell>
          <table:covered-table-cell/>
        </table:table-row>
      </table:table>
      <table:table table:name="t6" table:style-name="t6">
        <table:table-column table:style-name="t6.A" table:number-columns-repeated="3"/>
        <table:table-column table:style-name="t6.D"/>
        <text:soft-page-break/>
        <table:table-row>
          <table:table-cell table:style-name="t6.A1" table:number-columns-spanned="4" office:value-type="string">
            <text:p text:style-name="P8"/>
            <text:p text:style-name="P8">Проверка основной относительной погрешности измерения мощности дозы с блоком БДКГ-<text:span text:style-name="T1">24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6.A2" table:number-rows-spanned="2" office:value-type="string">
            <text:p text:style-name="P11">Мощность дозы в контрольной точке</text:p>
          </table:table-cell>
          <table:table-cell table:style-name="t6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6.C3" office:value-type="string">
            <text:p text:style-name="P1">при поверке</text:p>
          </table:table-cell>
          <table:table-cell table:style-name="t6.D3" office:value-type="string">
            <text:p text:style-name="P1">по ТУ, <text:line-break/>не более</text:p>
          </table:table-cell>
        </table:table-row>
        <table:table-row table:style-name="t6.4">
          <table:table-cell table:style-name="t6.A4" office:value-type="string">
            <text:p text:style-name="P4">0,7 мкЗв/ч</text:p>
          </table:table-cell>
          <table:table-cell table:style-name="t6.C3" office:value-type="string">
            <text:p text:style-name="P3">$6-00</text:p>
          </table:table-cell>
          <table:table-cell table:style-name="t6.C3" office:value-type="string">
            <text:p text:style-name="P3">$6-10</text:p>
          </table:table-cell>
          <table:table-cell table:style-name="t6.D4" table:number-rows-spanned="7" office:value-type="string">
            <text:p text:style-name="P2">±<text:span text:style-name="T1">15</text:span></text:p>
          </table:table-cell>
        </table:table-row>
        <table:table-row table:style-name="t6.4">
          <table:table-cell table:style-name="t6.A4" office:value-type="string">
            <text:p text:style-name="P4">7 мкЗв/ч</text:p>
          </table:table-cell>
          <table:table-cell table:style-name="t6.C3" office:value-type="string">
            <text:p text:style-name="P3">$6-01</text:p>
          </table:table-cell>
          <table:table-cell table:style-name="t6.C3" office:value-type="string">
            <text:p text:style-name="P3">$6-11</text:p>
          </table:table-cell>
          <table:covered-table-cell/>
        </table:table-row>
        <table:table-row table:style-name="t6.4">
          <table:table-cell table:style-name="t6.A4" office:value-type="string">
            <text:p text:style-name="P4">70 мкЗв/ч</text:p>
          </table:table-cell>
          <table:table-cell table:style-name="t6.C3" office:value-type="string">
            <text:p text:style-name="P3">$6-02</text:p>
          </table:table-cell>
          <table:table-cell table:style-name="t6.C3" office:value-type="string">
            <text:p text:style-name="P3">$6-12</text:p>
          </table:table-cell>
          <table:covered-table-cell/>
        </table:table-row>
        <table:table-row table:style-name="t6.4">
          <table:table-cell table:style-name="t6.A4" office:value-type="string">
            <text:p text:style-name="P4">0.7 мЗв/ч</text:p>
          </table:table-cell>
          <table:table-cell table:style-name="t6.C3" office:value-type="string">
            <text:p text:style-name="P3">$6-03</text:p>
          </table:table-cell>
          <table:table-cell table:style-name="t6.C3" office:value-type="string">
            <text:p text:style-name="P3">$6-13</text:p>
          </table:table-cell>
          <table:covered-table-cell/>
        </table:table-row>
        <table:table-row table:style-name="t6.4">
          <table:table-cell table:style-name="t6.A4" office:value-type="string">
            <text:p text:style-name="P4">7,0 мЗв/ч</text:p>
          </table:table-cell>
          <table:table-cell table:style-name="t6.C3" office:value-type="string">
            <text:p text:style-name="P3">$6-04</text:p>
          </table:table-cell>
          <table:table-cell table:style-name="t6.C3" office:value-type="string">
            <text:p text:style-name="P3">$6-14</text:p>
          </table:table-cell>
          <table:covered-table-cell/>
        </table:table-row>
        <table:table-row table:style-name="t6.4">
          <table:table-cell table:style-name="t6.A4" office:value-type="string">
            <text:p text:style-name="P4">70 мЗв/ч</text:p>
          </table:table-cell>
          <table:table-cell table:style-name="t6.C3" office:value-type="string">
            <text:p text:style-name="P3">$6-05</text:p>
          </table:table-cell>
          <table:table-cell table:style-name="t6.C3" office:value-type="string">
            <text:p text:style-name="P3">$6-15</text:p>
          </table:table-cell>
          <table:covered-table-cell/>
        </table:table-row>
        <table:table-row table:style-name="t6.4">
          <table:table-cell table:style-name="t6.A10" office:value-type="string">
            <text:p text:style-name="P4">0,7 Зв/ч</text:p>
          </table:table-cell>
          <table:table-cell table:style-name="t6.B10" office:value-type="string">
            <text:p text:style-name="P3">$6-06</text:p>
          </table:table-cell>
          <table:table-cell table:style-name="t6.B10" office:value-type="string">
            <text:p text:style-name="P3">$6-16</text:p>
          </table:table-cell>
          <table:covered-table-cell/>
        </table:table-row>
      </table:table>
      <table:table table:name="t7" table:style-name="t7">
        <table:table-column table:style-name="t7.A" table:number-columns-repeated="3"/>
        <table:table-column table:style-name="t7.D"/>
        <table:table-row>
          <table:table-cell table:style-name="t7.A1" table:number-columns-spanned="4" office:value-type="string">
            <text:p text:style-name="P9"/>
            <text:p text:style-name="P8">Проверка основной относительной погрешности измерения мощности дозы с блоком БДКГ-30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7.A2" table:number-rows-spanned="2" office:value-type="string">
            <text:p text:style-name="P11">Мощность дозы в контрольной точке</text:p>
          </table:table-cell>
          <table:table-cell table:style-name="t7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7.C3" office:value-type="string">
            <text:p text:style-name="P1">при поверке</text:p>
          </table:table-cell>
          <table:table-cell table:style-name="t7.D3" office:value-type="string">
            <text:p text:style-name="P1">по ТУ, <text:line-break/>не более</text:p>
          </table:table-cell>
        </table:table-row>
        <table:table-row table:style-name="t7.4">
          <table:table-cell table:style-name="t7.A4" office:value-type="string">
            <text:p text:style-name="P4">0,<text:span text:style-name="T1">03</text:span> мк<text:span text:style-name="T3">Гр</text:span>/ч</text:p>
          </table:table-cell>
          <table:table-cell table:style-name="t7.C3" office:value-type="string">
            <text:p text:style-name="P3">$7-00</text:p>
          </table:table-cell>
          <table:table-cell table:style-name="t7.C3" office:value-type="string">
            <text:p text:style-name="P3">$7-10</text:p>
          </table:table-cell>
          <table:table-cell table:style-name="t7.D4" table:number-rows-spanned="7" office:value-type="string">
            <text:p text:style-name="P2">±<text:span text:style-name="T3">20</text:span></text:p>
          </table:table-cell>
        </table:table-row>
        <table:table-row table:style-name="t7.4">
          <table:table-cell table:style-name="t7.A4" office:value-type="string">
            <text:p text:style-name="P4">7 мк<text:span text:style-name="T3">Гр</text:span>/ч</text:p>
          </table:table-cell>
          <table:table-cell table:style-name="t7.C3" office:value-type="string">
            <text:p text:style-name="P3">$7-01</text:p>
          </table:table-cell>
          <table:table-cell table:style-name="t7.C3" office:value-type="string">
            <text:p text:style-name="P3">$7-11</text:p>
          </table:table-cell>
          <table:covered-table-cell/>
        </table:table-row>
        <table:table-row table:style-name="t7.4">
          <table:table-cell table:style-name="t7.A4" office:value-type="string">
            <text:p text:style-name="P4">70 мк<text:span text:style-name="T3">Гр</text:span>/ч</text:p>
          </table:table-cell>
          <table:table-cell table:style-name="t7.C3" office:value-type="string">
            <text:p text:style-name="P3">$7-02</text:p>
          </table:table-cell>
          <table:table-cell table:style-name="t7.C3" office:value-type="string">
            <text:p text:style-name="P3">$7-12</text:p>
          </table:table-cell>
          <table:covered-table-cell/>
        </table:table-row>
        <table:table-row table:style-name="t7.4">
          <table:table-cell table:style-name="t7.A4" office:value-type="string">
            <text:p text:style-name="P4">0.7 м<text:span text:style-name="T3">Гр</text:span>/ч</text:p>
          </table:table-cell>
          <table:table-cell table:style-name="t7.C3" office:value-type="string">
            <text:p text:style-name="P3">$7-03</text:p>
          </table:table-cell>
          <table:table-cell table:style-name="t7.C3" office:value-type="string">
            <text:p text:style-name="P3">$7-13</text:p>
          </table:table-cell>
          <table:covered-table-cell/>
        </table:table-row>
        <table:table-row table:style-name="t7.4">
          <table:table-cell table:style-name="t7.A4" office:value-type="string">
            <text:p text:style-name="P4">7,0 м<text:span text:style-name="T3">Гр</text:span>/ч</text:p>
          </table:table-cell>
          <table:table-cell table:style-name="t7.C3" office:value-type="string">
            <text:p text:style-name="P3">$7-04</text:p>
          </table:table-cell>
          <table:table-cell table:style-name="t7.C3" office:value-type="string">
            <text:p text:style-name="P3">$7-14</text:p>
          </table:table-cell>
          <table:covered-table-cell/>
        </table:table-row>
        <table:table-row table:style-name="t7.4">
          <table:table-cell table:style-name="t7.A4" office:value-type="string">
            <text:p text:style-name="P4">70 м<text:span text:style-name="T3">Гр</text:span>/ч</text:p>
          </table:table-cell>
          <table:table-cell table:style-name="t7.C3" office:value-type="string">
            <text:p text:style-name="P3">$7-05</text:p>
          </table:table-cell>
          <table:table-cell table:style-name="t7.C3" office:value-type="string">
            <text:p text:style-name="P3">$7-15</text:p>
          </table:table-cell>
          <table:covered-table-cell/>
        </table:table-row>
        <table:table-row table:style-name="t7.4">
          <table:table-cell table:style-name="t7.A10" office:value-type="string">
            <text:p text:style-name="P4">0,7 <text:span text:style-name="T3">Гр</text:span>/ч</text:p>
          </table:table-cell>
          <table:table-cell table:style-name="t7.B10" office:value-type="string">
            <text:p text:style-name="P3">$7-06</text:p>
          </table:table-cell>
          <table:table-cell table:style-name="t7.B10" office:value-type="string">
            <text:p text:style-name="P3">$7-16</text:p>
          </table:table-cell>
          <table:covered-table-cell/>
        </table:table-row>
      </table:table>
      <table:table table:name="t8" table:style-name="t8">
        <table:table-column table:style-name="t8.A" table:number-columns-repeated="3"/>
        <table:table-column table:style-name="t8.D"/>
        <text:soft-page-break/>
        <table:table-row>
          <table:table-cell table:style-name="t8.A1" table:number-columns-spanned="4" office:value-type="string">
            <text:p text:style-name="P9"/>
            <text:p text:style-name="P8">Проверка основной относительной погрешности измерения мощности дозы с блоком БДКГ-32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8.A2" table:number-rows-spanned="2" office:value-type="string">
            <text:p text:style-name="P11">Мощность дозы в контрольной точке</text:p>
          </table:table-cell>
          <table:table-cell table:style-name="t8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8.C3" office:value-type="string">
            <text:p text:style-name="P1">при поверке</text:p>
          </table:table-cell>
          <table:table-cell table:style-name="t8.D3" office:value-type="string">
            <text:p text:style-name="P1">по ТУ, <text:line-break/>не более</text:p>
          </table:table-cell>
        </table:table-row>
        <table:table-row table:style-name="t8.4">
          <table:table-cell table:style-name="t8.A4" office:value-type="string">
            <text:p text:style-name="P4"><text:span text:style-name="T3">0,07</text:span> мкЗв/ч</text:p>
          </table:table-cell>
          <table:table-cell table:style-name="t8.C3" office:value-type="string">
            <text:p text:style-name="P3">$8-00</text:p>
          </table:table-cell>
          <table:table-cell table:style-name="t8.C3" office:value-type="string">
            <text:p text:style-name="P3">$8-<text:span text:style-name="T3">32</text:span></text:p>
          </table:table-cell>
          <table:table-cell table:style-name="t8.D4" table:number-rows-spanned="9" office:value-type="string">
            <text:p text:style-name="P2">±<text:span text:style-name="T3">20</text:span></text:p>
          </table:table-cell>
        </table:table-row>
        <table:table-row table:style-name="t8.4">
          <table:table-cell table:style-name="t8.A4" office:value-type="string">
            <text:p text:style-name="P4">0,7 мкЗв/ч</text:p>
          </table:table-cell>
          <table:table-cell table:style-name="t8.C3" office:value-type="string">
            <text:p text:style-name="P3">$8-01</text:p>
          </table:table-cell>
          <table:table-cell table:style-name="t8.C3" office:value-type="string">
            <text:p text:style-name="P3">$8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7 мкЗв/ч</text:p>
          </table:table-cell>
          <table:table-cell table:style-name="t8.C3" office:value-type="string">
            <text:p text:style-name="P3">$8-02</text:p>
          </table:table-cell>
          <table:table-cell table:style-name="t8.C3" office:value-type="string">
            <text:p text:style-name="P3">$8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70 мкЗв/ч</text:p>
          </table:table-cell>
          <table:table-cell table:style-name="t8.C3" office:value-type="string">
            <text:p text:style-name="P3">$8-03</text:p>
          </table:table-cell>
          <table:table-cell table:style-name="t8.C3" office:value-type="string">
            <text:p text:style-name="P3">$8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0.7 мЗв/ч</text:p>
          </table:table-cell>
          <table:table-cell table:style-name="t8.C3" office:value-type="string">
            <text:p text:style-name="P3">$8-04</text:p>
          </table:table-cell>
          <table:table-cell table:style-name="t8.C3" office:value-type="string">
            <text:p text:style-name="P3">$8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7,0 мЗв/ч</text:p>
          </table:table-cell>
          <table:table-cell table:style-name="t8.C3" office:value-type="string">
            <text:p text:style-name="P3">$8-05</text:p>
          </table:table-cell>
          <table:table-cell table:style-name="t8.C3" office:value-type="string">
            <text:p text:style-name="P3">$8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70 мЗв/ч</text:p>
          </table:table-cell>
          <table:table-cell table:style-name="t8.C3" office:value-type="string">
            <text:p text:style-name="P3">$8-06</text:p>
          </table:table-cell>
          <table:table-cell table:style-name="t8.C3" office:value-type="string">
            <text:p text:style-name="P3">$8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0,<text:span text:style-name="T3">35</text:span> Зв/ч</text:p>
          </table:table-cell>
          <table:table-cell table:style-name="t8.C3" office:value-type="string">
            <text:p text:style-name="P3">$8-07</text:p>
          </table:table-cell>
          <table:table-cell table:style-name="t8.C3" office:value-type="string">
            <text:p text:style-name="P3">$8-<text:span text:style-name="T3">32</text:span></text:p>
          </table:table-cell>
          <table:covered-table-cell/>
        </table:table-row>
        <table:table-row table:style-name="t8.4">
          <table:table-cell table:style-name="t8.A12" office:value-type="string">
            <text:p text:style-name="P4"><text:span text:style-name="T3">0</text:span>,<text:span text:style-name="T3">5</text:span>Зв/ч</text:p>
          </table:table-cell>
          <table:table-cell table:style-name="t8.B12" office:value-type="string">
            <text:p text:style-name="P3">$8-0<text:span text:style-name="T3">8</text:span></text:p>
          </table:table-cell>
          <table:table-cell table:style-name="t8.B12" office:value-type="string">
            <text:p text:style-name="P3">$8-<text:span text:style-name="T3">32</text:span></text:p>
          </table:table-cell>
          <table:covered-table-cell/>
        </table:table-row>
      </table:table>
      <text:p text:style-name="Standard"/>
      <text:p text:style-name="P7"/>
      <table:table table:name="t9" table:style-name="t9">
        <table:table-column table:style-name="t9.A" table:number-columns-repeated="3"/>
        <table:table-column table:style-name="t9.D"/>
        <table:table-row>
          <table:table-cell table:style-name="t9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9.A2" table:number-rows-spanned="2" office:value-type="string">
            <text:p text:style-name="P11">Мощность дозы в контрольной точке</text:p>
          </table:table-cell>
          <table:table-cell table:style-name="t9.B2" table:number-rows-spanned="2" office:value-type="string">
            <text:p text:style-name="P5">Измерение мощности дозы в контрольной точке</text:p>
          </table:table-cell>
          <table:table-cell table:style-name="t9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9.C3" office:value-type="string">
            <text:p text:style-name="P1">при поверке</text:p>
          </table:table-cell>
          <table:table-cell table:style-name="t9.D3" office:value-type="string">
            <text:p text:style-name="P1">по ТУ, <text:line-break/>не более</text:p>
          </table:table-cell>
        </table:table-row>
        <table:table-row>
          <table:table-cell table:style-name="t9.A4" office:value-type="string">
            <text:p text:style-name="P6">70,0 мкЗв/ч</text:p>
          </table:table-cell>
          <table:table-cell table:style-name="t9.B4" office:value-type="float" office:value="7.1">
            <text:p text:style-name="P3">7,1</text:p>
          </table:table-cell>
          <table:table-cell table:style-name="t9.C3" office:value-type="string">
            <text:p text:style-name="P10"/>
          </table:table-cell>
          <table:table-cell table:style-name="t9.D3" table:number-rows-spanned="8" office:value-type="string">
            <text:p text:style-name="P10"/>
          </table:table-cell>
        </table:table-row>
        <table:table-row>
          <table:table-cell table:style-name="t9.A4" office:value-type="string">
            <text:p text:style-name="P6"/>
          </table:table-cell>
          <table:table-cell table:style-name="t9.B4">
            <text:p text:style-name="P3"/>
          </table:table-cell>
          <table:table-cell table:style-name="t9.C3" office:value-type="string">
            <text:p text:style-name="P10"/>
          </table:table-cell>
          <table:covered-table-cell/>
        </table:table-row>
        <table:table-row>
          <table:table-cell table:style-name="t9.A4" office:value-type="string">
            <text:p text:style-name="P6"/>
          </table:table-cell>
          <table:table-cell table:style-name="t9.B4">
            <text:p text:style-name="P3"/>
          </table:table-cell>
          <table:table-cell table:style-name="t9.C3" office:value-type="string">
            <text:p text:style-name="P10"/>
          </table:table-cell>
          <table:covered-table-cell/>
        </table:table-row>
        <table:table-row>
          <table:table-cell table:style-name="t9.A4" office:value-type="string">
            <text:p text:style-name="P6"/>
          </table:table-cell>
          <table:table-cell table:style-name="t9.B4">
            <text:p text:style-name="P3"/>
          </table:table-cell>
          <table:table-cell table:style-name="t9.C3" office:value-type="string">
            <text:p text:style-name="P10"/>
          </table:table-cell>
          <table:covered-table-cell/>
        </table:table-row>
        <table:table-row>
          <table:table-cell table:style-name="t9.A4" office:value-type="string">
            <text:p text:style-name="P6"/>
          </table:table-cell>
          <table:table-cell table:style-name="t9.B4">
            <text:p text:style-name="P3"/>
          </table:table-cell>
          <table:table-cell table:style-name="t9.C3" office:value-type="string">
            <text:p text:style-name="P10"/>
          </table:table-cell>
          <table:covered-table-cell/>
        </table:table-row>
        <table:table-row>
          <table:table-cell table:style-name="t9.A4" office:value-type="string">
            <text:p text:style-name="P6"/>
          </table:table-cell>
          <table:table-cell table:style-name="t9.B4">
            <text:p text:style-name="P3"/>
          </table:table-cell>
          <table:table-cell table:style-name="t9.C3" office:value-type="string">
            <text:p text:style-name="P10"/>
          </table:table-cell>
          <table:covered-table-cell/>
        </table:table-row>
        <table:table-row>
          <table:table-cell table:style-name="t9.A4" office:value-type="string">
            <text:p text:style-name="P6"/>
          </table:table-cell>
          <table:table-cell table:style-name="t9.B4">
            <text:p text:style-name="P3"/>
          </table:table-cell>
          <table:table-cell table:style-name="t9.C3" office:value-type="string">
            <text:p text:style-name="P10"/>
          </table:table-cell>
          <table:covered-table-cell/>
        </table:table-row>
        <table:table-row table:style-name="t9.11">
          <table:table-cell table:style-name="t9.A11" office:value-type="string">
            <text:p text:style-name="P6">0,7 мЗв/ч</text:p>
          </table:table-cell>
          <table:table-cell table:style-name="t9.B11" office:value-type="float" office:value="70">
            <text:p text:style-name="P3">70</text:p>
          </table:table-cell>
          <table:table-cell table:style-name="t9.C11" office:value-type="string">
            <text:p text:style-name="P10"/>
          </table:table-cell>
          <table:covered-table-cell/>
        </table:table-row>
      </table:table>
      <text:p text:style-name="Standard"/>
      <text:p text:style-name="Standard"/>
      <table:table table:name="t10" table:style-name="t10">
        <table:table-column table:style-name="t10.A" table:number-columns-repeated="3"/>
        <table:table-column table:style-name="t10.D"/>
        <text:soft-page-break/>
        <table:table-row>
          <table:table-cell table:style-name="t10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0.A2" table:number-rows-spanned="2" office:value-type="string">
            <text:p text:style-name="P11">Мощность дозы в контрольной точке</text:p>
          </table:table-cell>
          <table:table-cell table:style-name="t10.B2" table:number-rows-spanned="2" office:value-type="string">
            <text:p text:style-name="P5">Измерение мощности дозы в контрольной точке</text:p>
          </table:table-cell>
          <table:table-cell table:style-name="t10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0.C3" office:value-type="string">
            <text:p text:style-name="P1">при поверке</text:p>
          </table:table-cell>
          <table:table-cell table:style-name="t10.D3" office:value-type="string">
            <text:p text:style-name="P1">по ТУ, <text:line-break/>не более</text:p>
          </table:table-cell>
        </table:table-row>
        <table:table-row>
          <table:table-cell table:style-name="t10.A4" office:value-type="string">
            <text:p text:style-name="P6">70,0 мкЗв/ч</text:p>
          </table:table-cell>
          <table:table-cell table:style-name="t10.B4" office:value-type="float" office:value="7.1">
            <text:p text:style-name="P3">7,1</text:p>
          </table:table-cell>
          <table:table-cell table:style-name="t10.C3" office:value-type="string">
            <text:p text:style-name="P10"/>
          </table:table-cell>
          <table:table-cell table:style-name="t10.D3" office:value-type="string">
            <text:p text:style-name="P10"/>
          </table:table-cell>
        </table:table-row>
        <table:table-row>
          <table:table-cell table:style-name="t10.A4" office:value-type="string">
            <text:p text:style-name="P6"/>
          </table:table-cell>
          <table:table-cell table:style-name="t10.B4">
            <text:p text:style-name="P3"/>
          </table:table-cell>
          <table:table-cell table:style-name="t10.C3" office:value-type="string">
            <text:p text:style-name="P10"/>
          </table:table-cell>
          <table:table-cell table:style-name="t10.D3" office:value-type="string">
            <text:p text:style-name="P10"/>
          </table:table-cell>
        </table:table-row>
        <table:table-row>
          <table:table-cell table:style-name="t10.A4" office:value-type="string">
            <text:p text:style-name="P6"/>
          </table:table-cell>
          <table:table-cell table:style-name="t10.B4">
            <text:p text:style-name="P3"/>
          </table:table-cell>
          <table:table-cell table:style-name="t10.C3" office:value-type="string">
            <text:p text:style-name="P10"/>
          </table:table-cell>
          <table:table-cell table:style-name="t10.D3" office:value-type="string">
            <text:p text:style-name="P10"/>
          </table:table-cell>
        </table:table-row>
        <table:table-row>
          <table:table-cell table:style-name="t10.A4" office:value-type="string">
            <text:p text:style-name="P6"/>
          </table:table-cell>
          <table:table-cell table:style-name="t10.B4">
            <text:p text:style-name="P3"/>
          </table:table-cell>
          <table:table-cell table:style-name="t10.C3" office:value-type="string">
            <text:p text:style-name="P10"/>
          </table:table-cell>
          <table:table-cell table:style-name="t10.D3" office:value-type="string">
            <text:p text:style-name="P10"/>
          </table:table-cell>
        </table:table-row>
        <table:table-row>
          <table:table-cell table:style-name="t10.A4" office:value-type="string">
            <text:p text:style-name="P6"/>
          </table:table-cell>
          <table:table-cell table:style-name="t10.B4">
            <text:p text:style-name="P3"/>
          </table:table-cell>
          <table:table-cell table:style-name="t10.C3" office:value-type="string">
            <text:p text:style-name="P10"/>
          </table:table-cell>
          <table:table-cell table:style-name="t10.D3" office:value-type="string">
            <text:p text:style-name="P10"/>
          </table:table-cell>
        </table:table-row>
        <table:table-row>
          <table:table-cell table:style-name="t10.A4" office:value-type="string">
            <text:p text:style-name="P6"/>
          </table:table-cell>
          <table:table-cell table:style-name="t10.B4">
            <text:p text:style-name="P3"/>
          </table:table-cell>
          <table:table-cell table:style-name="t10.C3" office:value-type="string">
            <text:p text:style-name="P10"/>
          </table:table-cell>
          <table:table-cell table:style-name="t10.D3" office:value-type="string">
            <text:p text:style-name="P10"/>
          </table:table-cell>
        </table:table-row>
        <table:table-row>
          <table:table-cell table:style-name="t10.A4" office:value-type="string">
            <text:p text:style-name="P6"/>
          </table:table-cell>
          <table:table-cell table:style-name="t10.B4">
            <text:p text:style-name="P3"/>
          </table:table-cell>
          <table:table-cell table:style-name="t10.C3" office:value-type="string">
            <text:p text:style-name="P10"/>
          </table:table-cell>
          <table:table-cell table:style-name="t10.D3" office:value-type="string">
            <text:p text:style-name="P10"/>
          </table:table-cell>
        </table:table-row>
        <table:table-row table:style-name="t10.11">
          <table:table-cell table:style-name="t10.A11" office:value-type="string">
            <text:p text:style-name="P6">0,7 мЗв/ч</text:p>
          </table:table-cell>
          <table:table-cell table:style-name="t10.B11" office:value-type="float" office:value="70">
            <text:p text:style-name="P3">70</text:p>
          </table:table-cell>
          <table:table-cell table:style-name="t10.C11" office:value-type="string">
            <text:p text:style-name="P10"/>
          </table:table-cell>
          <table:table-cell table:style-name="t10.D11" office:value-type="string">
            <text:p text:style-name="P10"/>
          </table:table-cell>
        </table:table-row>
      </table:table>
      <text:p text:style-name="Standard"/>
      <text:p text:style-name="Standard"/>
      <table:table table:name="t11" table:style-name="t11">
        <table:table-column table:style-name="t11.A" table:number-columns-repeated="3"/>
        <table:table-column table:style-name="t11.D"/>
        <table:table-row>
          <table:table-cell table:style-name="t11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1.A2" table:number-rows-spanned="2" office:value-type="string">
            <text:p text:style-name="P11">Мощность дозы в контрольной точке</text:p>
          </table:table-cell>
          <table:table-cell table:style-name="t11.B2" table:number-rows-spanned="2" office:value-type="string">
            <text:p text:style-name="P5">Измерение мощности дозы в контрольной точке</text:p>
          </table:table-cell>
          <table:table-cell table:style-name="t1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1.C3" office:value-type="string">
            <text:p text:style-name="P1">при поверке</text:p>
          </table:table-cell>
          <table:table-cell table:style-name="t11.D3" office:value-type="string">
            <text:p text:style-name="P1">по ТУ, <text:line-break/>не более</text:p>
          </table:table-cell>
        </table:table-row>
        <table:table-row>
          <table:table-cell table:style-name="t11.A4" office:value-type="string">
            <text:p text:style-name="P6">70,0 мкЗв/ч</text:p>
          </table:table-cell>
          <table:table-cell table:style-name="t11.B4" office:value-type="float" office:value="7.1">
            <text:p text:style-name="P3">7,1</text:p>
          </table:table-cell>
          <table:table-cell table:style-name="t11.C3" office:value-type="string">
            <text:p text:style-name="P10"/>
          </table:table-cell>
          <table:table-cell table:style-name="t11.D3" office:value-type="string">
            <text:p text:style-name="P10"/>
          </table:table-cell>
        </table:table-row>
        <table:table-row>
          <table:table-cell table:style-name="t11.A4" office:value-type="string">
            <text:p text:style-name="P6"/>
          </table:table-cell>
          <table:table-cell table:style-name="t11.B4">
            <text:p text:style-name="P3"/>
          </table:table-cell>
          <table:table-cell table:style-name="t11.C3" office:value-type="string">
            <text:p text:style-name="P10"/>
          </table:table-cell>
          <table:table-cell table:style-name="t11.D3" office:value-type="string">
            <text:p text:style-name="P10"/>
          </table:table-cell>
        </table:table-row>
        <table:table-row>
          <table:table-cell table:style-name="t11.A4" office:value-type="string">
            <text:p text:style-name="P6"/>
          </table:table-cell>
          <table:table-cell table:style-name="t11.B4">
            <text:p text:style-name="P3"/>
          </table:table-cell>
          <table:table-cell table:style-name="t11.C3" office:value-type="string">
            <text:p text:style-name="P10"/>
          </table:table-cell>
          <table:table-cell table:style-name="t11.D3" office:value-type="string">
            <text:p text:style-name="P10"/>
          </table:table-cell>
        </table:table-row>
        <table:table-row>
          <table:table-cell table:style-name="t11.A4" office:value-type="string">
            <text:p text:style-name="P6"/>
          </table:table-cell>
          <table:table-cell table:style-name="t11.B4">
            <text:p text:style-name="P3"/>
          </table:table-cell>
          <table:table-cell table:style-name="t11.C3" office:value-type="string">
            <text:p text:style-name="P10"/>
          </table:table-cell>
          <table:table-cell table:style-name="t11.D3" office:value-type="string">
            <text:p text:style-name="P10"/>
          </table:table-cell>
        </table:table-row>
        <table:table-row>
          <table:table-cell table:style-name="t11.A4" office:value-type="string">
            <text:p text:style-name="P6"/>
          </table:table-cell>
          <table:table-cell table:style-name="t11.B4">
            <text:p text:style-name="P3"/>
          </table:table-cell>
          <table:table-cell table:style-name="t11.C3" office:value-type="string">
            <text:p text:style-name="P10"/>
          </table:table-cell>
          <table:table-cell table:style-name="t11.D3" office:value-type="string">
            <text:p text:style-name="P10"/>
          </table:table-cell>
        </table:table-row>
        <table:table-row>
          <table:table-cell table:style-name="t11.A4" office:value-type="string">
            <text:p text:style-name="P6"/>
          </table:table-cell>
          <table:table-cell table:style-name="t11.B4">
            <text:p text:style-name="P3"/>
          </table:table-cell>
          <table:table-cell table:style-name="t11.C3" office:value-type="string">
            <text:p text:style-name="P10"/>
          </table:table-cell>
          <table:table-cell table:style-name="t11.D3" office:value-type="string">
            <text:p text:style-name="P10"/>
          </table:table-cell>
        </table:table-row>
        <table:table-row>
          <table:table-cell table:style-name="t11.A4" office:value-type="string">
            <text:p text:style-name="P6"/>
          </table:table-cell>
          <table:table-cell table:style-name="t11.B4">
            <text:p text:style-name="P3"/>
          </table:table-cell>
          <table:table-cell table:style-name="t11.C3" office:value-type="string">
            <text:p text:style-name="P10"/>
          </table:table-cell>
          <table:table-cell table:style-name="t11.D3" office:value-type="string">
            <text:p text:style-name="P10"/>
          </table:table-cell>
        </table:table-row>
        <table:table-row table:style-name="t11.11">
          <table:table-cell table:style-name="t11.A11" office:value-type="string">
            <text:p text:style-name="P6">0,7 мЗв/ч</text:p>
          </table:table-cell>
          <table:table-cell table:style-name="t11.B11" office:value-type="float" office:value="70">
            <text:p text:style-name="P3">70</text:p>
          </table:table-cell>
          <table:table-cell table:style-name="t11.C11" office:value-type="string">
            <text:p text:style-name="P10"/>
          </table:table-cell>
          <table:table-cell table:style-name="t11.D11" office:value-type="string">
            <text:p text:style-name="P10"/>
          </table:table-cell>
        </table:table-row>
      </table:table>
      <text:p text:style-name="Standard"/>
      <text:p text:style-name="Standard"/>
      <table:table table:name="t12" table:style-name="t12">
        <table:table-column table:style-name="t12.A" table:number-columns-repeated="3"/>
        <table:table-column table:style-name="t12.D"/>
        <text:soft-page-break/>
        <table:table-row>
          <table:table-cell table:style-name="t12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2.A2" table:number-rows-spanned="2" office:value-type="string">
            <text:p text:style-name="P11">Мощность дозы в контрольной точке</text:p>
          </table:table-cell>
          <table:table-cell table:style-name="t12.B2" table:number-rows-spanned="2" office:value-type="string">
            <text:p text:style-name="P5">Измерение мощности дозы в контрольной точке</text:p>
          </table:table-cell>
          <table:table-cell table:style-name="t12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2.C3" office:value-type="string">
            <text:p text:style-name="P1">при поверке</text:p>
          </table:table-cell>
          <table:table-cell table:style-name="t12.D3" office:value-type="string">
            <text:p text:style-name="P1">по ТУ, <text:line-break/>не более</text:p>
          </table:table-cell>
        </table:table-row>
        <table:table-row>
          <table:table-cell table:style-name="t12.A4" office:value-type="string">
            <text:p text:style-name="P6">70,0 мкЗв/ч</text:p>
          </table:table-cell>
          <table:table-cell table:style-name="t12.B4" office:value-type="float" office:value="7.1">
            <text:p text:style-name="P3">7,1</text:p>
          </table:table-cell>
          <table:table-cell table:style-name="t12.C3" office:value-type="string">
            <text:p text:style-name="P10"/>
          </table:table-cell>
          <table:table-cell table:style-name="t12.D3" office:value-type="string">
            <text:p text:style-name="P10"/>
          </table:table-cell>
        </table:table-row>
        <table:table-row>
          <table:table-cell table:style-name="t12.A4" office:value-type="string">
            <text:p text:style-name="P6"/>
          </table:table-cell>
          <table:table-cell table:style-name="t12.B4">
            <text:p text:style-name="P3"/>
          </table:table-cell>
          <table:table-cell table:style-name="t12.C3" office:value-type="string">
            <text:p text:style-name="P10"/>
          </table:table-cell>
          <table:table-cell table:style-name="t12.D3" office:value-type="string">
            <text:p text:style-name="P10"/>
          </table:table-cell>
        </table:table-row>
        <table:table-row>
          <table:table-cell table:style-name="t12.A4" office:value-type="string">
            <text:p text:style-name="P6"/>
          </table:table-cell>
          <table:table-cell table:style-name="t12.B4">
            <text:p text:style-name="P3"/>
          </table:table-cell>
          <table:table-cell table:style-name="t12.C3" office:value-type="string">
            <text:p text:style-name="P10"/>
          </table:table-cell>
          <table:table-cell table:style-name="t12.D3" office:value-type="string">
            <text:p text:style-name="P10"/>
          </table:table-cell>
        </table:table-row>
        <table:table-row>
          <table:table-cell table:style-name="t12.A4" office:value-type="string">
            <text:p text:style-name="P6"/>
          </table:table-cell>
          <table:table-cell table:style-name="t12.B4">
            <text:p text:style-name="P3"/>
          </table:table-cell>
          <table:table-cell table:style-name="t12.C3" office:value-type="string">
            <text:p text:style-name="P10"/>
          </table:table-cell>
          <table:table-cell table:style-name="t12.D3" office:value-type="string">
            <text:p text:style-name="P10"/>
          </table:table-cell>
        </table:table-row>
        <table:table-row>
          <table:table-cell table:style-name="t12.A4" office:value-type="string">
            <text:p text:style-name="P6"/>
          </table:table-cell>
          <table:table-cell table:style-name="t12.B4">
            <text:p text:style-name="P3"/>
          </table:table-cell>
          <table:table-cell table:style-name="t12.C3" office:value-type="string">
            <text:p text:style-name="P10"/>
          </table:table-cell>
          <table:table-cell table:style-name="t12.D3" office:value-type="string">
            <text:p text:style-name="P10"/>
          </table:table-cell>
        </table:table-row>
        <table:table-row>
          <table:table-cell table:style-name="t12.A4" office:value-type="string">
            <text:p text:style-name="P6"/>
          </table:table-cell>
          <table:table-cell table:style-name="t12.B4">
            <text:p text:style-name="P3"/>
          </table:table-cell>
          <table:table-cell table:style-name="t12.C3" office:value-type="string">
            <text:p text:style-name="P10"/>
          </table:table-cell>
          <table:table-cell table:style-name="t12.D3" office:value-type="string">
            <text:p text:style-name="P10"/>
          </table:table-cell>
        </table:table-row>
        <table:table-row>
          <table:table-cell table:style-name="t12.A4" office:value-type="string">
            <text:p text:style-name="P6"/>
          </table:table-cell>
          <table:table-cell table:style-name="t12.B4">
            <text:p text:style-name="P3"/>
          </table:table-cell>
          <table:table-cell table:style-name="t12.C3" office:value-type="string">
            <text:p text:style-name="P10"/>
          </table:table-cell>
          <table:table-cell table:style-name="t12.D3" office:value-type="string">
            <text:p text:style-name="P10"/>
          </table:table-cell>
        </table:table-row>
        <table:table-row table:style-name="t12.11">
          <table:table-cell table:style-name="t12.A11" office:value-type="string">
            <text:p text:style-name="P6">0,7 мЗв/ч</text:p>
          </table:table-cell>
          <table:table-cell table:style-name="t12.B11" office:value-type="float" office:value="70">
            <text:p text:style-name="P3">70</text:p>
          </table:table-cell>
          <table:table-cell table:style-name="t12.C11" office:value-type="string">
            <text:p text:style-name="P10"/>
          </table:table-cell>
          <table:table-cell table:style-name="t12.D11" office:value-type="string">
            <text:p text:style-name="P10"/>
          </table:table-cell>
        </table:table-row>
      </table:table>
      <text:p text:style-name="Standard"/>
      <text:p text:style-name="Standard"/>
      <table:table table:name="t13" table:style-name="t13">
        <table:table-column table:style-name="t13.A" table:number-columns-repeated="3"/>
        <table:table-column table:style-name="t13.D"/>
        <table:table-row>
          <table:table-cell table:style-name="t13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3.A2" table:number-rows-spanned="2" office:value-type="string">
            <text:p text:style-name="P11">Мощность дозы в контрольной точке</text:p>
          </table:table-cell>
          <table:table-cell table:style-name="t13.B2" table:number-rows-spanned="2" office:value-type="string">
            <text:p text:style-name="P5">Измерение мощности дозы в контрольной точке</text:p>
          </table:table-cell>
          <table:table-cell table:style-name="t1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3.C3" office:value-type="string">
            <text:p text:style-name="P1">при поверке</text:p>
          </table:table-cell>
          <table:table-cell table:style-name="t13.D3" office:value-type="string">
            <text:p text:style-name="P1">по ТУ, <text:line-break/>не более</text:p>
          </table:table-cell>
        </table:table-row>
        <table:table-row>
          <table:table-cell table:style-name="t13.A4" office:value-type="string">
            <text:p text:style-name="P6">70,0 мкЗв/ч</text:p>
          </table:table-cell>
          <table:table-cell table:style-name="t13.B4" office:value-type="float" office:value="7.1">
            <text:p text:style-name="P3">7,1</text:p>
          </table:table-cell>
          <table:table-cell table:style-name="t13.C3" office:value-type="string">
            <text:p text:style-name="P10"/>
          </table:table-cell>
          <table:table-cell table:style-name="t13.D3" office:value-type="string">
            <text:p text:style-name="P10"/>
          </table:table-cell>
        </table:table-row>
        <table:table-row>
          <table:table-cell table:style-name="t13.A4" office:value-type="string">
            <text:p text:style-name="P6"/>
          </table:table-cell>
          <table:table-cell table:style-name="t13.B4">
            <text:p text:style-name="P3"/>
          </table:table-cell>
          <table:table-cell table:style-name="t13.C3" office:value-type="string">
            <text:p text:style-name="P10"/>
          </table:table-cell>
          <table:table-cell table:style-name="t13.D3" office:value-type="string">
            <text:p text:style-name="P10"/>
          </table:table-cell>
        </table:table-row>
        <table:table-row>
          <table:table-cell table:style-name="t13.A4" office:value-type="string">
            <text:p text:style-name="P6"/>
          </table:table-cell>
          <table:table-cell table:style-name="t13.B4">
            <text:p text:style-name="P3"/>
          </table:table-cell>
          <table:table-cell table:style-name="t13.C3" office:value-type="string">
            <text:p text:style-name="P10"/>
          </table:table-cell>
          <table:table-cell table:style-name="t13.D3" office:value-type="string">
            <text:p text:style-name="P10"/>
          </table:table-cell>
        </table:table-row>
        <table:table-row>
          <table:table-cell table:style-name="t13.A4" office:value-type="string">
            <text:p text:style-name="P6"/>
          </table:table-cell>
          <table:table-cell table:style-name="t13.B4">
            <text:p text:style-name="P3"/>
          </table:table-cell>
          <table:table-cell table:style-name="t13.C3" office:value-type="string">
            <text:p text:style-name="P10"/>
          </table:table-cell>
          <table:table-cell table:style-name="t13.D3" office:value-type="string">
            <text:p text:style-name="P10"/>
          </table:table-cell>
        </table:table-row>
        <table:table-row>
          <table:table-cell table:style-name="t13.A4" office:value-type="string">
            <text:p text:style-name="P6"/>
          </table:table-cell>
          <table:table-cell table:style-name="t13.B4">
            <text:p text:style-name="P3"/>
          </table:table-cell>
          <table:table-cell table:style-name="t13.C3" office:value-type="string">
            <text:p text:style-name="P10"/>
          </table:table-cell>
          <table:table-cell table:style-name="t13.D3" office:value-type="string">
            <text:p text:style-name="P10"/>
          </table:table-cell>
        </table:table-row>
        <table:table-row>
          <table:table-cell table:style-name="t13.A4" office:value-type="string">
            <text:p text:style-name="P6"/>
          </table:table-cell>
          <table:table-cell table:style-name="t13.B4">
            <text:p text:style-name="P3"/>
          </table:table-cell>
          <table:table-cell table:style-name="t13.C3" office:value-type="string">
            <text:p text:style-name="P10"/>
          </table:table-cell>
          <table:table-cell table:style-name="t13.D3" office:value-type="string">
            <text:p text:style-name="P10"/>
          </table:table-cell>
        </table:table-row>
        <table:table-row>
          <table:table-cell table:style-name="t13.A4" office:value-type="string">
            <text:p text:style-name="P6"/>
          </table:table-cell>
          <table:table-cell table:style-name="t13.B4">
            <text:p text:style-name="P3"/>
          </table:table-cell>
          <table:table-cell table:style-name="t13.C3" office:value-type="string">
            <text:p text:style-name="P10"/>
          </table:table-cell>
          <table:table-cell table:style-name="t13.D3" office:value-type="string">
            <text:p text:style-name="P10"/>
          </table:table-cell>
        </table:table-row>
        <table:table-row table:style-name="t13.11">
          <table:table-cell table:style-name="t13.A11" office:value-type="string">
            <text:p text:style-name="P6">0,7 мЗв/ч</text:p>
          </table:table-cell>
          <table:table-cell table:style-name="t13.B11" office:value-type="float" office:value="70">
            <text:p text:style-name="P3">70</text:p>
          </table:table-cell>
          <table:table-cell table:style-name="t13.C11" office:value-type="string">
            <text:p text:style-name="P10"/>
          </table:table-cell>
          <table:table-cell table:style-name="t13.D11" office:value-type="string">
            <text:p text:style-name="P10"/>
          </table:table-cell>
        </table:table-row>
      </table:table>
      <text:p text:style-name="Standard"/>
      <text:p text:style-name="Standard"/>
      <table:table table:name="t14" table:style-name="t14">
        <table:table-column table:style-name="t14.A" table:number-columns-repeated="3"/>
        <table:table-column table:style-name="t14.D"/>
        <text:soft-page-break/>
        <table:table-row>
          <table:table-cell table:style-name="t14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4.A2" table:number-rows-spanned="2" office:value-type="string">
            <text:p text:style-name="P11">Мощность дозы в контрольной точке</text:p>
          </table:table-cell>
          <table:table-cell table:style-name="t14.B2" table:number-rows-spanned="2" office:value-type="string">
            <text:p text:style-name="P5">Измерение мощности дозы в контрольной точке</text:p>
          </table:table-cell>
          <table:table-cell table:style-name="t1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4.C3" office:value-type="string">
            <text:p text:style-name="P1">при поверке</text:p>
          </table:table-cell>
          <table:table-cell table:style-name="t14.D3" office:value-type="string">
            <text:p text:style-name="P1">по ТУ, <text:line-break/>не более</text:p>
          </table:table-cell>
        </table:table-row>
        <table:table-row>
          <table:table-cell table:style-name="t14.A4" office:value-type="string">
            <text:p text:style-name="P6">70,0 мкЗв/ч</text:p>
          </table:table-cell>
          <table:table-cell table:style-name="t14.B4" office:value-type="float" office:value="7.1">
            <text:p text:style-name="P3">7,1</text:p>
          </table:table-cell>
          <table:table-cell table:style-name="t14.C3" office:value-type="string">
            <text:p text:style-name="P10"/>
          </table:table-cell>
          <table:table-cell table:style-name="t14.D3" office:value-type="string">
            <text:p text:style-name="P10"/>
          </table:table-cell>
        </table:table-row>
        <table:table-row>
          <table:table-cell table:style-name="t14.A4" office:value-type="string">
            <text:p text:style-name="P6"/>
          </table:table-cell>
          <table:table-cell table:style-name="t14.B4">
            <text:p text:style-name="P3"/>
          </table:table-cell>
          <table:table-cell table:style-name="t14.C3" office:value-type="string">
            <text:p text:style-name="P10"/>
          </table:table-cell>
          <table:table-cell table:style-name="t14.D3" office:value-type="string">
            <text:p text:style-name="P10"/>
          </table:table-cell>
        </table:table-row>
        <table:table-row>
          <table:table-cell table:style-name="t14.A4" office:value-type="string">
            <text:p text:style-name="P6"/>
          </table:table-cell>
          <table:table-cell table:style-name="t14.B4">
            <text:p text:style-name="P3"/>
          </table:table-cell>
          <table:table-cell table:style-name="t14.C3" office:value-type="string">
            <text:p text:style-name="P10"/>
          </table:table-cell>
          <table:table-cell table:style-name="t14.D3" office:value-type="string">
            <text:p text:style-name="P10"/>
          </table:table-cell>
        </table:table-row>
        <table:table-row>
          <table:table-cell table:style-name="t14.A4" office:value-type="string">
            <text:p text:style-name="P6"/>
          </table:table-cell>
          <table:table-cell table:style-name="t14.B4">
            <text:p text:style-name="P3"/>
          </table:table-cell>
          <table:table-cell table:style-name="t14.C3" office:value-type="string">
            <text:p text:style-name="P10"/>
          </table:table-cell>
          <table:table-cell table:style-name="t14.D3" office:value-type="string">
            <text:p text:style-name="P10"/>
          </table:table-cell>
        </table:table-row>
        <table:table-row>
          <table:table-cell table:style-name="t14.A4" office:value-type="string">
            <text:p text:style-name="P6"/>
          </table:table-cell>
          <table:table-cell table:style-name="t14.B4">
            <text:p text:style-name="P3"/>
          </table:table-cell>
          <table:table-cell table:style-name="t14.C3" office:value-type="string">
            <text:p text:style-name="P10"/>
          </table:table-cell>
          <table:table-cell table:style-name="t14.D3" office:value-type="string">
            <text:p text:style-name="P10"/>
          </table:table-cell>
        </table:table-row>
        <table:table-row>
          <table:table-cell table:style-name="t14.A4" office:value-type="string">
            <text:p text:style-name="P6"/>
          </table:table-cell>
          <table:table-cell table:style-name="t14.B4">
            <text:p text:style-name="P3"/>
          </table:table-cell>
          <table:table-cell table:style-name="t14.C3" office:value-type="string">
            <text:p text:style-name="P10"/>
          </table:table-cell>
          <table:table-cell table:style-name="t14.D3" office:value-type="string">
            <text:p text:style-name="P10"/>
          </table:table-cell>
        </table:table-row>
        <table:table-row>
          <table:table-cell table:style-name="t14.A4" office:value-type="string">
            <text:p text:style-name="P6"/>
          </table:table-cell>
          <table:table-cell table:style-name="t14.B4">
            <text:p text:style-name="P3"/>
          </table:table-cell>
          <table:table-cell table:style-name="t14.C3" office:value-type="string">
            <text:p text:style-name="P10"/>
          </table:table-cell>
          <table:table-cell table:style-name="t14.D3" office:value-type="string">
            <text:p text:style-name="P10"/>
          </table:table-cell>
        </table:table-row>
        <table:table-row table:style-name="t14.11">
          <table:table-cell table:style-name="t14.A11" office:value-type="string">
            <text:p text:style-name="P6">0,7 мЗв/ч</text:p>
          </table:table-cell>
          <table:table-cell table:style-name="t14.B11" office:value-type="float" office:value="70">
            <text:p text:style-name="P3">70</text:p>
          </table:table-cell>
          <table:table-cell table:style-name="t14.C11" office:value-type="string">
            <text:p text:style-name="P10"/>
          </table:table-cell>
          <table:table-cell table:style-name="t14.D11" office:value-type="string">
            <text:p text:style-name="P10"/>
          </table:table-cell>
        </table:table-row>
      </table:table>
      <text:p text:style-name="Standard"/>
      <text:p text:style-name="Standard"/>
      <table:table table:name="t15" table:style-name="t15">
        <table:table-column table:style-name="t15.A" table:number-columns-repeated="3"/>
        <table:table-column table:style-name="t15.D"/>
        <table:table-row>
          <table:table-cell table:style-name="t15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5.A2" table:number-rows-spanned="2" office:value-type="string">
            <text:p text:style-name="P11">Мощность дозы в контрольной точке</text:p>
          </table:table-cell>
          <table:table-cell table:style-name="t15.B2" table:number-rows-spanned="2" office:value-type="string">
            <text:p text:style-name="P5">Измерение мощности дозы в контрольной точке</text:p>
          </table:table-cell>
          <table:table-cell table:style-name="t1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5.C3" office:value-type="string">
            <text:p text:style-name="P1">при поверке</text:p>
          </table:table-cell>
          <table:table-cell table:style-name="t15.D3" office:value-type="string">
            <text:p text:style-name="P1">по ТУ, <text:line-break/>не более</text:p>
          </table:table-cell>
        </table:table-row>
        <table:table-row>
          <table:table-cell table:style-name="t15.A4" office:value-type="string">
            <text:p text:style-name="P6">70,0 мкЗв/ч</text:p>
          </table:table-cell>
          <table:table-cell table:style-name="t15.B4" office:value-type="float" office:value="7.1">
            <text:p text:style-name="P3">7,1</text:p>
          </table:table-cell>
          <table:table-cell table:style-name="t15.C3" office:value-type="string">
            <text:p text:style-name="P10"/>
          </table:table-cell>
          <table:table-cell table:style-name="t15.D3" office:value-type="string">
            <text:p text:style-name="P10"/>
          </table:table-cell>
        </table:table-row>
        <table:table-row>
          <table:table-cell table:style-name="t15.A4" office:value-type="string">
            <text:p text:style-name="P6"/>
          </table:table-cell>
          <table:table-cell table:style-name="t15.B4">
            <text:p text:style-name="P3"/>
          </table:table-cell>
          <table:table-cell table:style-name="t15.C3" office:value-type="string">
            <text:p text:style-name="P10"/>
          </table:table-cell>
          <table:table-cell table:style-name="t15.D3" office:value-type="string">
            <text:p text:style-name="P10"/>
          </table:table-cell>
        </table:table-row>
        <table:table-row>
          <table:table-cell table:style-name="t15.A4" office:value-type="string">
            <text:p text:style-name="P6"/>
          </table:table-cell>
          <table:table-cell table:style-name="t15.B4">
            <text:p text:style-name="P3"/>
          </table:table-cell>
          <table:table-cell table:style-name="t15.C3" office:value-type="string">
            <text:p text:style-name="P10"/>
          </table:table-cell>
          <table:table-cell table:style-name="t15.D3" office:value-type="string">
            <text:p text:style-name="P10"/>
          </table:table-cell>
        </table:table-row>
        <table:table-row>
          <table:table-cell table:style-name="t15.A4" office:value-type="string">
            <text:p text:style-name="P6"/>
          </table:table-cell>
          <table:table-cell table:style-name="t15.B4">
            <text:p text:style-name="P3"/>
          </table:table-cell>
          <table:table-cell table:style-name="t15.C3" office:value-type="string">
            <text:p text:style-name="P10"/>
          </table:table-cell>
          <table:table-cell table:style-name="t15.D3" office:value-type="string">
            <text:p text:style-name="P10"/>
          </table:table-cell>
        </table:table-row>
        <table:table-row>
          <table:table-cell table:style-name="t15.A4" office:value-type="string">
            <text:p text:style-name="P6"/>
          </table:table-cell>
          <table:table-cell table:style-name="t15.B4">
            <text:p text:style-name="P3"/>
          </table:table-cell>
          <table:table-cell table:style-name="t15.C3" office:value-type="string">
            <text:p text:style-name="P10"/>
          </table:table-cell>
          <table:table-cell table:style-name="t15.D3" office:value-type="string">
            <text:p text:style-name="P10"/>
          </table:table-cell>
        </table:table-row>
        <table:table-row>
          <table:table-cell table:style-name="t15.A4" office:value-type="string">
            <text:p text:style-name="P6"/>
          </table:table-cell>
          <table:table-cell table:style-name="t15.B4">
            <text:p text:style-name="P3"/>
          </table:table-cell>
          <table:table-cell table:style-name="t15.C3" office:value-type="string">
            <text:p text:style-name="P10"/>
          </table:table-cell>
          <table:table-cell table:style-name="t15.D3" office:value-type="string">
            <text:p text:style-name="P10"/>
          </table:table-cell>
        </table:table-row>
        <table:table-row>
          <table:table-cell table:style-name="t15.A4" office:value-type="string">
            <text:p text:style-name="P6"/>
          </table:table-cell>
          <table:table-cell table:style-name="t15.B4">
            <text:p text:style-name="P3"/>
          </table:table-cell>
          <table:table-cell table:style-name="t15.C3" office:value-type="string">
            <text:p text:style-name="P10"/>
          </table:table-cell>
          <table:table-cell table:style-name="t15.D3" office:value-type="string">
            <text:p text:style-name="P10"/>
          </table:table-cell>
        </table:table-row>
        <table:table-row table:style-name="t15.11">
          <table:table-cell table:style-name="t15.A11" office:value-type="string">
            <text:p text:style-name="P6">0,7 мЗв/ч</text:p>
          </table:table-cell>
          <table:table-cell table:style-name="t15.B11" office:value-type="float" office:value="70">
            <text:p text:style-name="P3">70</text:p>
          </table:table-cell>
          <table:table-cell table:style-name="t15.C11" office:value-type="string">
            <text:p text:style-name="P10"/>
          </table:table-cell>
          <table:table-cell table:style-name="t15.D11" office:value-type="string">
            <text:p text:style-name="P10"/>
          </table:table-cell>
        </table:table-row>
      </table:table>
      <text:p text:style-name="Standard"/>
      <text:p text:style-name="Standard"/>
      <table:table table:name="t16" table:style-name="t16">
        <table:table-column table:style-name="t16.A" table:number-columns-repeated="3"/>
        <table:table-column table:style-name="t16.D"/>
        <text:soft-page-break/>
        <table:table-row>
          <table:table-cell table:style-name="t16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6.A2" table:number-rows-spanned="2" office:value-type="string">
            <text:p text:style-name="P11">Мощность дозы в контрольной точке</text:p>
          </table:table-cell>
          <table:table-cell table:style-name="t16.B2" table:number-rows-spanned="2" office:value-type="string">
            <text:p text:style-name="P5">Измерение мощности дозы в контрольной точке</text:p>
          </table:table-cell>
          <table:table-cell table:style-name="t1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6.C3" office:value-type="string">
            <text:p text:style-name="P1">при поверке</text:p>
          </table:table-cell>
          <table:table-cell table:style-name="t16.D3" office:value-type="string">
            <text:p text:style-name="P1">по ТУ, <text:line-break/>не более</text:p>
          </table:table-cell>
        </table:table-row>
        <table:table-row>
          <table:table-cell table:style-name="t16.A4" office:value-type="string">
            <text:p text:style-name="P6">70,0 мкЗв/ч</text:p>
          </table:table-cell>
          <table:table-cell table:style-name="t16.B4" office:value-type="float" office:value="7.1">
            <text:p text:style-name="P3">7,1</text:p>
          </table:table-cell>
          <table:table-cell table:style-name="t16.C3" office:value-type="string">
            <text:p text:style-name="P10"/>
          </table:table-cell>
          <table:table-cell table:style-name="t16.D3" office:value-type="string">
            <text:p text:style-name="P10"/>
          </table:table-cell>
        </table:table-row>
        <table:table-row>
          <table:table-cell table:style-name="t16.A4" office:value-type="string">
            <text:p text:style-name="P6"/>
          </table:table-cell>
          <table:table-cell table:style-name="t16.B4">
            <text:p text:style-name="P3"/>
          </table:table-cell>
          <table:table-cell table:style-name="t16.C3" office:value-type="string">
            <text:p text:style-name="P10"/>
          </table:table-cell>
          <table:table-cell table:style-name="t16.D3" office:value-type="string">
            <text:p text:style-name="P10"/>
          </table:table-cell>
        </table:table-row>
        <table:table-row>
          <table:table-cell table:style-name="t16.A4" office:value-type="string">
            <text:p text:style-name="P6"/>
          </table:table-cell>
          <table:table-cell table:style-name="t16.B4">
            <text:p text:style-name="P3"/>
          </table:table-cell>
          <table:table-cell table:style-name="t16.C3" office:value-type="string">
            <text:p text:style-name="P10"/>
          </table:table-cell>
          <table:table-cell table:style-name="t16.D3" office:value-type="string">
            <text:p text:style-name="P10"/>
          </table:table-cell>
        </table:table-row>
        <table:table-row>
          <table:table-cell table:style-name="t16.A4" office:value-type="string">
            <text:p text:style-name="P6"/>
          </table:table-cell>
          <table:table-cell table:style-name="t16.B4">
            <text:p text:style-name="P3"/>
          </table:table-cell>
          <table:table-cell table:style-name="t16.C3" office:value-type="string">
            <text:p text:style-name="P10"/>
          </table:table-cell>
          <table:table-cell table:style-name="t16.D3" office:value-type="string">
            <text:p text:style-name="P10"/>
          </table:table-cell>
        </table:table-row>
        <table:table-row>
          <table:table-cell table:style-name="t16.A4" office:value-type="string">
            <text:p text:style-name="P6"/>
          </table:table-cell>
          <table:table-cell table:style-name="t16.B4">
            <text:p text:style-name="P3"/>
          </table:table-cell>
          <table:table-cell table:style-name="t16.C3" office:value-type="string">
            <text:p text:style-name="P10"/>
          </table:table-cell>
          <table:table-cell table:style-name="t16.D3" office:value-type="string">
            <text:p text:style-name="P10"/>
          </table:table-cell>
        </table:table-row>
        <table:table-row>
          <table:table-cell table:style-name="t16.A4" office:value-type="string">
            <text:p text:style-name="P6"/>
          </table:table-cell>
          <table:table-cell table:style-name="t16.B4">
            <text:p text:style-name="P3"/>
          </table:table-cell>
          <table:table-cell table:style-name="t16.C3" office:value-type="string">
            <text:p text:style-name="P10"/>
          </table:table-cell>
          <table:table-cell table:style-name="t16.D3" office:value-type="string">
            <text:p text:style-name="P10"/>
          </table:table-cell>
        </table:table-row>
        <table:table-row>
          <table:table-cell table:style-name="t16.A4" office:value-type="string">
            <text:p text:style-name="P6"/>
          </table:table-cell>
          <table:table-cell table:style-name="t16.B4">
            <text:p text:style-name="P3"/>
          </table:table-cell>
          <table:table-cell table:style-name="t16.C3" office:value-type="string">
            <text:p text:style-name="P10"/>
          </table:table-cell>
          <table:table-cell table:style-name="t16.D3" office:value-type="string">
            <text:p text:style-name="P10"/>
          </table:table-cell>
        </table:table-row>
        <table:table-row table:style-name="t16.11">
          <table:table-cell table:style-name="t16.A11" office:value-type="string">
            <text:p text:style-name="P6">0,7 мЗв/ч</text:p>
          </table:table-cell>
          <table:table-cell table:style-name="t16.B11" office:value-type="float" office:value="70">
            <text:p text:style-name="P3">70</text:p>
          </table:table-cell>
          <table:table-cell table:style-name="t16.C11" office:value-type="string">
            <text:p text:style-name="P10"/>
          </table:table-cell>
          <table:table-cell table:style-name="t16.D11" office:value-type="string">
            <text:p text:style-name="P10"/>
          </table:table-cell>
        </table:table-row>
      </table:table>
      <text:p text:style-name="Standard"/>
      <text:p text:style-name="Standard"/>
      <table:table table:name="t17" table:style-name="t17">
        <table:table-column table:style-name="t17.A" table:number-columns-repeated="3"/>
        <table:table-column table:style-name="t17.D"/>
        <table:table-row>
          <table:table-cell table:style-name="t17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7.A2" table:number-rows-spanned="2" office:value-type="string">
            <text:p text:style-name="P11">Мощность дозы в контрольной точке</text:p>
          </table:table-cell>
          <table:table-cell table:style-name="t17.B2" table:number-rows-spanned="2" office:value-type="string">
            <text:p text:style-name="P5">Измерение мощности дозы в контрольной точке</text:p>
          </table:table-cell>
          <table:table-cell table:style-name="t1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7.C3" office:value-type="string">
            <text:p text:style-name="P1">при поверке</text:p>
          </table:table-cell>
          <table:table-cell table:style-name="t17.D3" office:value-type="string">
            <text:p text:style-name="P1">по ТУ, <text:line-break/>не более</text:p>
          </table:table-cell>
        </table:table-row>
        <table:table-row>
          <table:table-cell table:style-name="t17.A4" office:value-type="string">
            <text:p text:style-name="P6">70,0 мкЗв/ч</text:p>
          </table:table-cell>
          <table:table-cell table:style-name="t17.B4" office:value-type="float" office:value="7.1">
            <text:p text:style-name="P3">7,1</text:p>
          </table:table-cell>
          <table:table-cell table:style-name="t17.C3" office:value-type="string">
            <text:p text:style-name="P10"/>
          </table:table-cell>
          <table:table-cell table:style-name="t17.D3" office:value-type="string">
            <text:p text:style-name="P10"/>
          </table:table-cell>
        </table:table-row>
        <table:table-row>
          <table:table-cell table:style-name="t17.A4" office:value-type="string">
            <text:p text:style-name="P6"/>
          </table:table-cell>
          <table:table-cell table:style-name="t17.B4">
            <text:p text:style-name="P3"/>
          </table:table-cell>
          <table:table-cell table:style-name="t17.C3" office:value-type="string">
            <text:p text:style-name="P10"/>
          </table:table-cell>
          <table:table-cell table:style-name="t17.D3" office:value-type="string">
            <text:p text:style-name="P10"/>
          </table:table-cell>
        </table:table-row>
        <table:table-row>
          <table:table-cell table:style-name="t17.A4" office:value-type="string">
            <text:p text:style-name="P6"/>
          </table:table-cell>
          <table:table-cell table:style-name="t17.B4">
            <text:p text:style-name="P3"/>
          </table:table-cell>
          <table:table-cell table:style-name="t17.C3" office:value-type="string">
            <text:p text:style-name="P10"/>
          </table:table-cell>
          <table:table-cell table:style-name="t17.D3" office:value-type="string">
            <text:p text:style-name="P10"/>
          </table:table-cell>
        </table:table-row>
        <table:table-row>
          <table:table-cell table:style-name="t17.A4" office:value-type="string">
            <text:p text:style-name="P6"/>
          </table:table-cell>
          <table:table-cell table:style-name="t17.B4">
            <text:p text:style-name="P3"/>
          </table:table-cell>
          <table:table-cell table:style-name="t17.C3" office:value-type="string">
            <text:p text:style-name="P10"/>
          </table:table-cell>
          <table:table-cell table:style-name="t17.D3" office:value-type="string">
            <text:p text:style-name="P10"/>
          </table:table-cell>
        </table:table-row>
        <table:table-row>
          <table:table-cell table:style-name="t17.A4" office:value-type="string">
            <text:p text:style-name="P6"/>
          </table:table-cell>
          <table:table-cell table:style-name="t17.B4">
            <text:p text:style-name="P3"/>
          </table:table-cell>
          <table:table-cell table:style-name="t17.C3" office:value-type="string">
            <text:p text:style-name="P10"/>
          </table:table-cell>
          <table:table-cell table:style-name="t17.D3" office:value-type="string">
            <text:p text:style-name="P10"/>
          </table:table-cell>
        </table:table-row>
        <table:table-row>
          <table:table-cell table:style-name="t17.A4" office:value-type="string">
            <text:p text:style-name="P6"/>
          </table:table-cell>
          <table:table-cell table:style-name="t17.B4">
            <text:p text:style-name="P3"/>
          </table:table-cell>
          <table:table-cell table:style-name="t17.C3" office:value-type="string">
            <text:p text:style-name="P10"/>
          </table:table-cell>
          <table:table-cell table:style-name="t17.D3" office:value-type="string">
            <text:p text:style-name="P10"/>
          </table:table-cell>
        </table:table-row>
        <table:table-row>
          <table:table-cell table:style-name="t17.A4" office:value-type="string">
            <text:p text:style-name="P6"/>
          </table:table-cell>
          <table:table-cell table:style-name="t17.B4">
            <text:p text:style-name="P3"/>
          </table:table-cell>
          <table:table-cell table:style-name="t17.C3" office:value-type="string">
            <text:p text:style-name="P10"/>
          </table:table-cell>
          <table:table-cell table:style-name="t17.D3" office:value-type="string">
            <text:p text:style-name="P10"/>
          </table:table-cell>
        </table:table-row>
        <table:table-row table:style-name="t17.11">
          <table:table-cell table:style-name="t17.A11" office:value-type="string">
            <text:p text:style-name="P6">0,7 мЗв/ч</text:p>
          </table:table-cell>
          <table:table-cell table:style-name="t17.B11" office:value-type="float" office:value="70">
            <text:p text:style-name="P3">70</text:p>
          </table:table-cell>
          <table:table-cell table:style-name="t17.C11" office:value-type="string">
            <text:p text:style-name="P10"/>
          </table:table-cell>
          <table:table-cell table:style-name="t17.D11" office:value-type="string">
            <text:p text:style-name="P10"/>
          </table:table-cell>
        </table:table-row>
      </table:table>
      <text:p text:style-name="Standard"/>
      <text:p text:style-name="Standard"/>
      <table:table table:name="t18" table:style-name="t18">
        <table:table-column table:style-name="t18.A" table:number-columns-repeated="3"/>
        <table:table-column table:style-name="t18.D"/>
        <text:soft-page-break/>
        <table:table-row>
          <table:table-cell table:style-name="t18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8.A2" table:number-rows-spanned="2" office:value-type="string">
            <text:p text:style-name="P11">Мощность дозы в контрольной точке</text:p>
          </table:table-cell>
          <table:table-cell table:style-name="t18.B2" table:number-rows-spanned="2" office:value-type="string">
            <text:p text:style-name="P5">Измерение мощности дозы в контрольной точке</text:p>
          </table:table-cell>
          <table:table-cell table:style-name="t1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8.C3" office:value-type="string">
            <text:p text:style-name="P1">при поверке</text:p>
          </table:table-cell>
          <table:table-cell table:style-name="t18.D3" office:value-type="string">
            <text:p text:style-name="P1">по ТУ, <text:line-break/>не более</text:p>
          </table:table-cell>
        </table:table-row>
        <table:table-row>
          <table:table-cell table:style-name="t18.A4" office:value-type="string">
            <text:p text:style-name="P6">70,0 мкЗв/ч</text:p>
          </table:table-cell>
          <table:table-cell table:style-name="t18.B4" office:value-type="float" office:value="7.1">
            <text:p text:style-name="P3">7,1</text:p>
          </table:table-cell>
          <table:table-cell table:style-name="t18.C3" office:value-type="string">
            <text:p text:style-name="P10"/>
          </table:table-cell>
          <table:table-cell table:style-name="t18.D3" office:value-type="string">
            <text:p text:style-name="P10"/>
          </table:table-cell>
        </table:table-row>
        <table:table-row>
          <table:table-cell table:style-name="t18.A4" office:value-type="string">
            <text:p text:style-name="P6"/>
          </table:table-cell>
          <table:table-cell table:style-name="t18.B4">
            <text:p text:style-name="P3"/>
          </table:table-cell>
          <table:table-cell table:style-name="t18.C3" office:value-type="string">
            <text:p text:style-name="P10"/>
          </table:table-cell>
          <table:table-cell table:style-name="t18.D3" office:value-type="string">
            <text:p text:style-name="P10"/>
          </table:table-cell>
        </table:table-row>
        <table:table-row>
          <table:table-cell table:style-name="t18.A4" office:value-type="string">
            <text:p text:style-name="P6"/>
          </table:table-cell>
          <table:table-cell table:style-name="t18.B4">
            <text:p text:style-name="P3"/>
          </table:table-cell>
          <table:table-cell table:style-name="t18.C3" office:value-type="string">
            <text:p text:style-name="P10"/>
          </table:table-cell>
          <table:table-cell table:style-name="t18.D3" office:value-type="string">
            <text:p text:style-name="P10"/>
          </table:table-cell>
        </table:table-row>
        <table:table-row>
          <table:table-cell table:style-name="t18.A4" office:value-type="string">
            <text:p text:style-name="P6"/>
          </table:table-cell>
          <table:table-cell table:style-name="t18.B4">
            <text:p text:style-name="P3"/>
          </table:table-cell>
          <table:table-cell table:style-name="t18.C3" office:value-type="string">
            <text:p text:style-name="P10"/>
          </table:table-cell>
          <table:table-cell table:style-name="t18.D3" office:value-type="string">
            <text:p text:style-name="P10"/>
          </table:table-cell>
        </table:table-row>
        <table:table-row>
          <table:table-cell table:style-name="t18.A4" office:value-type="string">
            <text:p text:style-name="P6"/>
          </table:table-cell>
          <table:table-cell table:style-name="t18.B4">
            <text:p text:style-name="P3"/>
          </table:table-cell>
          <table:table-cell table:style-name="t18.C3" office:value-type="string">
            <text:p text:style-name="P10"/>
          </table:table-cell>
          <table:table-cell table:style-name="t18.D3" office:value-type="string">
            <text:p text:style-name="P10"/>
          </table:table-cell>
        </table:table-row>
        <table:table-row>
          <table:table-cell table:style-name="t18.A4" office:value-type="string">
            <text:p text:style-name="P6"/>
          </table:table-cell>
          <table:table-cell table:style-name="t18.B4">
            <text:p text:style-name="P3"/>
          </table:table-cell>
          <table:table-cell table:style-name="t18.C3" office:value-type="string">
            <text:p text:style-name="P10"/>
          </table:table-cell>
          <table:table-cell table:style-name="t18.D3" office:value-type="string">
            <text:p text:style-name="P10"/>
          </table:table-cell>
        </table:table-row>
        <table:table-row>
          <table:table-cell table:style-name="t18.A4" office:value-type="string">
            <text:p text:style-name="P6"/>
          </table:table-cell>
          <table:table-cell table:style-name="t18.B4">
            <text:p text:style-name="P3"/>
          </table:table-cell>
          <table:table-cell table:style-name="t18.C3" office:value-type="string">
            <text:p text:style-name="P10"/>
          </table:table-cell>
          <table:table-cell table:style-name="t18.D3" office:value-type="string">
            <text:p text:style-name="P10"/>
          </table:table-cell>
        </table:table-row>
        <table:table-row table:style-name="t18.11">
          <table:table-cell table:style-name="t18.A11" office:value-type="string">
            <text:p text:style-name="P6">0,7 мЗв/ч</text:p>
          </table:table-cell>
          <table:table-cell table:style-name="t18.B11" office:value-type="float" office:value="70">
            <text:p text:style-name="P3">70</text:p>
          </table:table-cell>
          <table:table-cell table:style-name="t18.C11" office:value-type="string">
            <text:p text:style-name="P10"/>
          </table:table-cell>
          <table:table-cell table:style-name="t18.D11" office:value-type="string">
            <text:p text:style-name="P10"/>
          </table:table-cell>
        </table:table-row>
      </table:table>
      <text:p text:style-name="Standard"/>
      <text:p text:style-name="Standard"/>
      <table:table table:name="t19" table:style-name="t19">
        <table:table-column table:style-name="t19.A" table:number-columns-repeated="3"/>
        <table:table-column table:style-name="t19.D"/>
        <table:table-row>
          <table:table-cell table:style-name="t19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9.A2" table:number-rows-spanned="2" office:value-type="string">
            <text:p text:style-name="P11">Мощность дозы в контрольной точке</text:p>
          </table:table-cell>
          <table:table-cell table:style-name="t19.B2" table:number-rows-spanned="2" office:value-type="string">
            <text:p text:style-name="P5">Измерение мощности дозы в контрольной точке</text:p>
          </table:table-cell>
          <table:table-cell table:style-name="t19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9.C3" office:value-type="string">
            <text:p text:style-name="P1">при поверке</text:p>
          </table:table-cell>
          <table:table-cell table:style-name="t19.D3" office:value-type="string">
            <text:p text:style-name="P1">по ТУ, <text:line-break/>не более</text:p>
          </table:table-cell>
        </table:table-row>
        <table:table-row>
          <table:table-cell table:style-name="t19.A4" office:value-type="string">
            <text:p text:style-name="P6">70,0 мкЗв/ч</text:p>
          </table:table-cell>
          <table:table-cell table:style-name="t19.B4" office:value-type="float" office:value="7.1">
            <text:p text:style-name="P3">7,1</text:p>
          </table:table-cell>
          <table:table-cell table:style-name="t19.C3" office:value-type="string">
            <text:p text:style-name="P10"/>
          </table:table-cell>
          <table:table-cell table:style-name="t19.D3" office:value-type="string">
            <text:p text:style-name="P10"/>
          </table:table-cell>
        </table:table-row>
        <table:table-row>
          <table:table-cell table:style-name="t19.A4" office:value-type="string">
            <text:p text:style-name="P6"/>
          </table:table-cell>
          <table:table-cell table:style-name="t19.B4">
            <text:p text:style-name="P3"/>
          </table:table-cell>
          <table:table-cell table:style-name="t19.C3" office:value-type="string">
            <text:p text:style-name="P10"/>
          </table:table-cell>
          <table:table-cell table:style-name="t19.D3" office:value-type="string">
            <text:p text:style-name="P10"/>
          </table:table-cell>
        </table:table-row>
        <table:table-row>
          <table:table-cell table:style-name="t19.A4" office:value-type="string">
            <text:p text:style-name="P6"/>
          </table:table-cell>
          <table:table-cell table:style-name="t19.B4">
            <text:p text:style-name="P3"/>
          </table:table-cell>
          <table:table-cell table:style-name="t19.C3" office:value-type="string">
            <text:p text:style-name="P10"/>
          </table:table-cell>
          <table:table-cell table:style-name="t19.D3" office:value-type="string">
            <text:p text:style-name="P10"/>
          </table:table-cell>
        </table:table-row>
        <table:table-row>
          <table:table-cell table:style-name="t19.A4" office:value-type="string">
            <text:p text:style-name="P6"/>
          </table:table-cell>
          <table:table-cell table:style-name="t19.B4">
            <text:p text:style-name="P3"/>
          </table:table-cell>
          <table:table-cell table:style-name="t19.C3" office:value-type="string">
            <text:p text:style-name="P10"/>
          </table:table-cell>
          <table:table-cell table:style-name="t19.D3" office:value-type="string">
            <text:p text:style-name="P10"/>
          </table:table-cell>
        </table:table-row>
        <table:table-row>
          <table:table-cell table:style-name="t19.A4" office:value-type="string">
            <text:p text:style-name="P6"/>
          </table:table-cell>
          <table:table-cell table:style-name="t19.B4">
            <text:p text:style-name="P3"/>
          </table:table-cell>
          <table:table-cell table:style-name="t19.C3" office:value-type="string">
            <text:p text:style-name="P10"/>
          </table:table-cell>
          <table:table-cell table:style-name="t19.D3" office:value-type="string">
            <text:p text:style-name="P10"/>
          </table:table-cell>
        </table:table-row>
        <table:table-row>
          <table:table-cell table:style-name="t19.A4" office:value-type="string">
            <text:p text:style-name="P6"/>
          </table:table-cell>
          <table:table-cell table:style-name="t19.B4">
            <text:p text:style-name="P3"/>
          </table:table-cell>
          <table:table-cell table:style-name="t19.C3" office:value-type="string">
            <text:p text:style-name="P10"/>
          </table:table-cell>
          <table:table-cell table:style-name="t19.D3" office:value-type="string">
            <text:p text:style-name="P10"/>
          </table:table-cell>
        </table:table-row>
        <table:table-row>
          <table:table-cell table:style-name="t19.A4" office:value-type="string">
            <text:p text:style-name="P6"/>
          </table:table-cell>
          <table:table-cell table:style-name="t19.B4">
            <text:p text:style-name="P3"/>
          </table:table-cell>
          <table:table-cell table:style-name="t19.C3" office:value-type="string">
            <text:p text:style-name="P10"/>
          </table:table-cell>
          <table:table-cell table:style-name="t19.D3" office:value-type="string">
            <text:p text:style-name="P10"/>
          </table:table-cell>
        </table:table-row>
        <table:table-row table:style-name="t19.11">
          <table:table-cell table:style-name="t19.A11" office:value-type="string">
            <text:p text:style-name="P6">0,7 мЗв/ч</text:p>
          </table:table-cell>
          <table:table-cell table:style-name="t19.B11" office:value-type="float" office:value="70">
            <text:p text:style-name="P3">70</text:p>
          </table:table-cell>
          <table:table-cell table:style-name="t19.C11" office:value-type="string">
            <text:p text:style-name="P10"/>
          </table:table-cell>
          <table:table-cell table:style-name="t19.D11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09-12T01:58:12.14</dc:date>
    <meta:editing-duration>PT5H25M47S</meta:editing-duration>
    <meta:editing-cycles>27</meta:editing-cycles>
    <meta:generator>OpenOffice/4.1.6$Win32 OpenOffice.org_project/416m1$Build-9790</meta:generator>
    <meta:document-statistic meta:table-count="20" meta:image-count="0" meta:object-count="0" meta:page-count="10" meta:paragraph-count="344" meta:word-count="850" meta:character-count="5150"/>
    <dc:creator>Squorpikkor </dc:creator>
  </office:meta>
</office:document-meta>
</file>